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heet1.S57" table:end-x="0.3843in" table:end-y="0.1177in" draw:z-index="0" draw:style-name="gr1" svg:width="13.2366in" svg:height="9.7685in" svg:x="0.4831in" svg:y="0.1362in">
              <draw:object draw:notify-on-update-of-ranges="Sheet1.B3:Sheet1.B3 Sheet1.B4:Sheet1.B1027 Sheet1.C3:Sheet1.C3 Sheet1.C4:Sheet1.C10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Pix.No</text:p>
          </table:table-cell>
          <table:table-cell office:value-type="string">
            <text:p>Wellenlänge [nm]</text:p>
          </table:table-cell>
          <table:table-cell office:value-type="string">
            <text:p>Intensität [dig]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5.22">
            <text:p>185.2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06">
            <text:p>186.06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6.89">
            <text:p>186.89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7.73">
            <text:p>187.73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8.56">
            <text:p>188.5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9.4">
            <text:p>189.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0.24">
            <text:p>190.2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1.07">
            <text:p>191.0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1.91">
            <text:p>191.9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2.74">
            <text:p>192.74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3.58">
            <text:p>193.5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4.41">
            <text:p>194.4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5.25">
            <text:p>195.2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6.08">
            <text:p>196.0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6.92">
            <text:p>196.92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.75">
            <text:p>197.7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8.59">
            <text:p>198.59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9.43">
            <text:p>199.43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.26">
            <text:p>200.2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1.1">
            <text:p>201.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1.93">
            <text:p>201.93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2.77">
            <text:p>202.77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3.6">
            <text:p>203.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4.44">
            <text:p>204.4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5.27">
            <text:p>205.27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6.11">
            <text:p>206.1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6.95">
            <text:p>206.95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7.78">
            <text:p>207.78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8.62">
            <text:p>208.6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9.45">
            <text:p>209.45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0.29">
            <text:p>210.29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1.12">
            <text:p>211.1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1.96">
            <text:p>211.96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2.79">
            <text:p>212.79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3.63">
            <text:p>213.63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14.47">
            <text:p>214.4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15.3">
            <text:p>215.3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16.14">
            <text:p>216.1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16.97">
            <text:p>216.97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17.81">
            <text:p>217.8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8.64">
            <text:p>218.64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19.48">
            <text:p>219.4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0.32">
            <text:p>220.3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1.15">
            <text:p>221.15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1.99">
            <text:p>221.99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22.82">
            <text:p>222.8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3.66">
            <text:p>223.6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24.49">
            <text:p>224.49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25.33">
            <text:p>225.33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6.17">
            <text:p>226.1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27">
            <text:p>227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27.84">
            <text:p>227.84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28.67">
            <text:p>228.67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29.51">
            <text:p>229.5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30.34">
            <text:p>230.3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31.18">
            <text:p>231.18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32.02">
            <text:p>232.0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32.85">
            <text:p>232.85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33.69">
            <text:p>233.69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4.52">
            <text:p>234.5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35.36">
            <text:p>235.3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36.19">
            <text:p>236.1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37.03">
            <text:p>237.0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37.87">
            <text:p>237.8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38.7">
            <text:p>238.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39.54">
            <text:p>239.5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40.37">
            <text:p>240.37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41.21">
            <text:p>241.2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42.04">
            <text:p>242.04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2.88">
            <text:p>242.8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43.72">
            <text:p>243.7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44.55">
            <text:p>244.55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45.39">
            <text:p>245.3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46.22">
            <text:p>246.22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47.06">
            <text:p>247.0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47.89">
            <text:p>247.8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48.73">
            <text:p>248.7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49.57">
            <text:p>249.5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50.4">
            <text:p>250.4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51.24">
            <text:p>251.24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52.07">
            <text:p>252.07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52.91">
            <text:p>252.9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53.74">
            <text:p>253.7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54.58">
            <text:p>254.5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55.42">
            <text:p>255.4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56.25">
            <text:p>256.2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57.09">
            <text:p>257.09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57.92">
            <text:p>257.9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58.76">
            <text:p>258.76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59.6">
            <text:p>259.6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60.43">
            <text:p>260.43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61.27">
            <text:p>261.2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62.1">
            <text:p>262.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62.94">
            <text:p>262.9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63.77">
            <text:p>263.77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64.61">
            <text:p>264.6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65.45">
            <text:p>265.45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66.28">
            <text:p>266.2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67.12">
            <text:p>267.1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7.95">
            <text:p>267.95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68.79">
            <text:p>268.79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69.62">
            <text:p>269.6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70.46">
            <text:p>270.4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71.3">
            <text:p>271.3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72.13">
            <text:p>272.1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72.97">
            <text:p>272.9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73.8">
            <text:p>273.8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74.64">
            <text:p>274.6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75.47">
            <text:p>275.4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76.31">
            <text:p>276.3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77.15">
            <text:p>277.15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77.98">
            <text:p>277.98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78.82">
            <text:p>278.8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79.65">
            <text:p>279.65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80.49">
            <text:p>280.49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81.32">
            <text:p>281.32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82.16">
            <text:p>282.1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82.99">
            <text:p>282.99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83.83">
            <text:p>283.8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84.67">
            <text:p>284.67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85.5">
            <text:p>285.5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86.34">
            <text:p>286.34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87.17">
            <text:p>287.1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88.01">
            <text:p>288.0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88.84">
            <text:p>288.84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89.68">
            <text:p>289.6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90.52">
            <text:p>290.5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91.35">
            <text:p>291.35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92.19">
            <text:p>292.19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93.02">
            <text:p>293.02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93.86">
            <text:p>293.8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94.69">
            <text:p>294.6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95.53">
            <text:p>295.5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96.36">
            <text:p>296.3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97.2">
            <text:p>297.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98.04">
            <text:p>298.04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98.87">
            <text:p>298.87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99.71">
            <text:p>299.7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00.54">
            <text:p>300.5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1.38">
            <text:p>301.3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02.21">
            <text:p>302.2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03.05">
            <text:p>303.05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03.88">
            <text:p>303.8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04.72">
            <text:p>304.7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05.55">
            <text:p>305.55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06.39">
            <text:p>306.39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07.23">
            <text:p>307.2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08.06">
            <text:p>308.0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08.9">
            <text:p>308.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9.73">
            <text:p>309.7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10.57">
            <text:p>310.5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11.4">
            <text:p>311.4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12.24">
            <text:p>312.24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13.07">
            <text:p>313.07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13.91">
            <text:p>313.9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14.74">
            <text:p>314.7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15.58">
            <text:p>315.58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16.41">
            <text:p>316.4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17.25">
            <text:p>317.2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18.08">
            <text:p>318.08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18.92">
            <text:p>318.92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19.76">
            <text:p>319.7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20.59">
            <text:p>320.59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21.43">
            <text:p>321.43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22.26">
            <text:p>322.2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23.1">
            <text:p>323.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23.93">
            <text:p>323.9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24.77">
            <text:p>324.77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25.6">
            <text:p>325.6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26.44">
            <text:p>326.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27.27">
            <text:p>327.2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28.11">
            <text:p>328.1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28.94">
            <text:p>328.9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29.78">
            <text:p>329.7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30.61">
            <text:p>330.6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31.45">
            <text:p>331.45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32.28">
            <text:p>332.28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33.12">
            <text:p>333.12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33.95">
            <text:p>333.95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34.79">
            <text:p>334.7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35.62">
            <text:p>335.6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36.46">
            <text:p>336.46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37.29">
            <text:p>337.29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38.13">
            <text:p>338.13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38.96">
            <text:p>338.9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39.8">
            <text:p>339.8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40.63">
            <text:p>340.6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41.47">
            <text:p>341.4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42.3">
            <text:p>342.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43.14">
            <text:p>343.1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43.97">
            <text:p>343.97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44.81">
            <text:p>344.8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45.64">
            <text:p>345.6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46.48">
            <text:p>346.4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47.31">
            <text:p>347.3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48.15">
            <text:p>348.15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48.98">
            <text:p>348.9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49.82">
            <text:p>349.8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50.65">
            <text:p>350.6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51.49">
            <text:p>351.4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52.32">
            <text:p>352.32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53.15">
            <text:p>353.15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53.99">
            <text:p>353.99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54.82">
            <text:p>354.8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55.66">
            <text:p>355.6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56.49">
            <text:p>356.49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57.33">
            <text:p>357.33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58.16">
            <text:p>358.1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59">
            <text:p>359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59.83">
            <text:p>359.83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60.67">
            <text:p>360.6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61.5">
            <text:p>361.5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62.34">
            <text:p>362.34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63.17">
            <text:p>363.1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64">
            <text:p>364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64.84">
            <text:p>364.84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65.67">
            <text:p>365.67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66.51">
            <text:p>366.5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67.34">
            <text:p>367.34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68.18">
            <text:p>368.18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69.01">
            <text:p>369.0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69.84">
            <text:p>369.84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70.68">
            <text:p>370.6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71.51">
            <text:p>371.5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72.35">
            <text:p>372.35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73.18">
            <text:p>373.1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74.02">
            <text:p>374.02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74.85">
            <text:p>374.85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75.68">
            <text:p>375.6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76.52">
            <text:p>376.52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77.35">
            <text:p>377.35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78.19">
            <text:p>378.19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79.02">
            <text:p>379.0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79.86">
            <text:p>379.86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80.69">
            <text:p>380.6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81.52">
            <text:p>381.52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82.36">
            <text:p>382.36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83.19">
            <text:p>383.19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84.03">
            <text:p>384.03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84.86">
            <text:p>384.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85.69">
            <text:p>385.69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86.53">
            <text:p>386.53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87.36">
            <text:p>387.36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88.19">
            <text:p>388.19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89.03">
            <text:p>389.0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89.86">
            <text:p>389.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90.7">
            <text:p>390.7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91.53">
            <text:p>391.53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92.36">
            <text:p>392.36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93.2">
            <text:p>393.2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94.03">
            <text:p>394.03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94.86">
            <text:p>394.86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95.7">
            <text:p>395.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96.53">
            <text:p>396.53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97.37">
            <text:p>397.37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98.2">
            <text:p>398.2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99.03">
            <text:p>399.03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99.87">
            <text:p>399.87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400.7">
            <text:p>400.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01.53">
            <text:p>401.53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402.37">
            <text:p>402.37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403.2">
            <text:p>403.2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404.03">
            <text:p>404.03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404.87">
            <text:p>404.87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05.7">
            <text:p>405.7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406.53">
            <text:p>406.53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407.37">
            <text:p>407.37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408.2">
            <text:p>408.2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409.03">
            <text:p>409.03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09.87">
            <text:p>409.87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410.7">
            <text:p>410.7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411.53">
            <text:p>411.53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412.37">
            <text:p>412.37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413.2">
            <text:p>413.2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414.03">
            <text:p>414.03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14.87">
            <text:p>414.87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415.7">
            <text:p>415.7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416.53">
            <text:p>416.53</text:p>
          </table:table-cell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417.36">
            <text:p>417.36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18.2">
            <text:p>418.2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419.03">
            <text:p>419.0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419.86">
            <text:p>419.86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420.7">
            <text:p>420.7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421.53">
            <text:p>421.53</text:p>
          </table:table-cell>
          <table:table-cell office:value-type="float" office:value="344">
            <text:p>344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22.36">
            <text:p>422.36</text:p>
          </table:table-cell>
          <table:table-cell office:value-type="float" office:value="401">
            <text:p>401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423.19">
            <text:p>423.19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424.03">
            <text:p>424.03</text:p>
          </table:table-cell>
          <table:table-cell office:value-type="float" office:value="541">
            <text:p>541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424.86">
            <text:p>424.86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425.69">
            <text:p>425.69</text:p>
          </table:table-cell>
          <table:table-cell office:value-type="float" office:value="743">
            <text:p>743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426.53">
            <text:p>426.53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427.36">
            <text:p>427.36</text:p>
          </table:table-cell>
          <table:table-cell office:value-type="float" office:value="1015">
            <text:p>1015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428.19">
            <text:p>428.19</text:p>
          </table:table-cell>
          <table:table-cell office:value-type="float" office:value="1189">
            <text:p>1189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29.02">
            <text:p>429.02</text:p>
          </table:table-cell>
          <table:table-cell office:value-type="float" office:value="1387">
            <text:p>1387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429.86">
            <text:p>429.86</text:p>
          </table:table-cell>
          <table:table-cell office:value-type="float" office:value="1617">
            <text:p>1617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430.69">
            <text:p>430.69</text:p>
          </table:table-cell>
          <table:table-cell office:value-type="float" office:value="1882">
            <text:p>1882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431.52">
            <text:p>431.52</text:p>
          </table:table-cell>
          <table:table-cell office:value-type="float" office:value="2191">
            <text:p>2191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432.35">
            <text:p>432.35</text:p>
          </table:table-cell>
          <table:table-cell office:value-type="float" office:value="2538">
            <text:p>2538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433.19">
            <text:p>433.19</text:p>
          </table:table-cell>
          <table:table-cell office:value-type="float" office:value="2939">
            <text:p>2939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434.02">
            <text:p>434.02</text:p>
          </table:table-cell>
          <table:table-cell office:value-type="float" office:value="3395">
            <text:p>339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34.85">
            <text:p>434.85</text:p>
          </table:table-cell>
          <table:table-cell office:value-type="float" office:value="3926">
            <text:p>3926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435.68">
            <text:p>435.68</text:p>
          </table:table-cell>
          <table:table-cell office:value-type="float" office:value="4513">
            <text:p>4513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436.51">
            <text:p>436.51</text:p>
          </table:table-cell>
          <table:table-cell office:value-type="float" office:value="5185">
            <text:p>5185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437.35">
            <text:p>437.35</text:p>
          </table:table-cell>
          <table:table-cell office:value-type="float" office:value="5931">
            <text:p>5931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438.18">
            <text:p>438.18</text:p>
          </table:table-cell>
          <table:table-cell office:value-type="float" office:value="6780">
            <text:p>6780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439.01">
            <text:p>439.01</text:p>
          </table:table-cell>
          <table:table-cell office:value-type="float" office:value="7729">
            <text:p>7729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439.84">
            <text:p>439.84</text:p>
          </table:table-cell>
          <table:table-cell office:value-type="float" office:value="8792">
            <text:p>8792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440.68">
            <text:p>440.68</text:p>
          </table:table-cell>
          <table:table-cell office:value-type="float" office:value="9955">
            <text:p>9955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441.51">
            <text:p>441.51</text:p>
          </table:table-cell>
          <table:table-cell office:value-type="float" office:value="11226">
            <text:p>11226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442.34">
            <text:p>442.34</text:p>
          </table:table-cell>
          <table:table-cell office:value-type="float" office:value="12600">
            <text:p>1260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43.17">
            <text:p>443.17</text:p>
          </table:table-cell>
          <table:table-cell office:value-type="float" office:value="14046">
            <text:p>14046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44">
            <text:p>444</text:p>
          </table:table-cell>
          <table:table-cell office:value-type="float" office:value="15494">
            <text:p>15494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444.84">
            <text:p>444.84</text:p>
          </table:table-cell>
          <table:table-cell office:value-type="float" office:value="16976">
            <text:p>16976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445.67">
            <text:p>445.67</text:p>
          </table:table-cell>
          <table:table-cell office:value-type="float" office:value="18429">
            <text:p>18429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446.5">
            <text:p>446.5</text:p>
          </table:table-cell>
          <table:table-cell office:value-type="float" office:value="19759">
            <text:p>19759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47.33">
            <text:p>447.33</text:p>
          </table:table-cell>
          <table:table-cell office:value-type="float" office:value="20962">
            <text:p>2096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48.16">
            <text:p>448.16</text:p>
          </table:table-cell>
          <table:table-cell office:value-type="float" office:value="21960">
            <text:p>2196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49">
            <text:p>449</text:p>
          </table:table-cell>
          <table:table-cell office:value-type="float" office:value="22737">
            <text:p>22737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449.83">
            <text:p>449.83</text:p>
          </table:table-cell>
          <table:table-cell office:value-type="float" office:value="23274">
            <text:p>23274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450.66">
            <text:p>450.66</text:p>
          </table:table-cell>
          <table:table-cell office:value-type="float" office:value="23517">
            <text:p>23517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51.49">
            <text:p>451.49</text:p>
          </table:table-cell>
          <table:table-cell office:value-type="float" office:value="23458">
            <text:p>23458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452.32">
            <text:p>452.32</text:p>
          </table:table-cell>
          <table:table-cell office:value-type="float" office:value="23213">
            <text:p>23213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453.15">
            <text:p>453.15</text:p>
          </table:table-cell>
          <table:table-cell office:value-type="float" office:value="22649">
            <text:p>22649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453.99">
            <text:p>453.99</text:p>
          </table:table-cell>
          <table:table-cell office:value-type="float" office:value="21912">
            <text:p>21912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54.82">
            <text:p>454.82</text:p>
          </table:table-cell>
          <table:table-cell office:value-type="float" office:value="21008">
            <text:p>21008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455.65">
            <text:p>455.65</text:p>
          </table:table-cell>
          <table:table-cell office:value-type="float" office:value="19989">
            <text:p>19989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456.48">
            <text:p>456.48</text:p>
          </table:table-cell>
          <table:table-cell office:value-type="float" office:value="18906">
            <text:p>18906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457.31">
            <text:p>457.31</text:p>
          </table:table-cell>
          <table:table-cell office:value-type="float" office:value="17864">
            <text:p>17864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58.14">
            <text:p>458.14</text:p>
          </table:table-cell>
          <table:table-cell office:value-type="float" office:value="16788">
            <text:p>16788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458.97">
            <text:p>458.97</text:p>
          </table:table-cell>
          <table:table-cell office:value-type="float" office:value="15789">
            <text:p>15789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59.81">
            <text:p>459.81</text:p>
          </table:table-cell>
          <table:table-cell office:value-type="float" office:value="14839">
            <text:p>14839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460.64">
            <text:p>460.64</text:p>
          </table:table-cell>
          <table:table-cell office:value-type="float" office:value="13931">
            <text:p>1393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461.47">
            <text:p>461.47</text:p>
          </table:table-cell>
          <table:table-cell office:value-type="float" office:value="13102">
            <text:p>13102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462.3">
            <text:p>462.3</text:p>
          </table:table-cell>
          <table:table-cell office:value-type="float" office:value="12337">
            <text:p>12337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463.13">
            <text:p>463.13</text:p>
          </table:table-cell>
          <table:table-cell office:value-type="float" office:value="11603">
            <text:p>11603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463.96">
            <text:p>463.96</text:p>
          </table:table-cell>
          <table:table-cell office:value-type="float" office:value="10928">
            <text:p>10928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464.79">
            <text:p>464.79</text:p>
          </table:table-cell>
          <table:table-cell office:value-type="float" office:value="10277">
            <text:p>10277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465.62">
            <text:p>465.62</text:p>
          </table:table-cell>
          <table:table-cell office:value-type="float" office:value="9668">
            <text:p>9668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466.46">
            <text:p>466.46</text:p>
          </table:table-cell>
          <table:table-cell office:value-type="float" office:value="9063">
            <text:p>9063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467.29">
            <text:p>467.29</text:p>
          </table:table-cell>
          <table:table-cell office:value-type="float" office:value="8486">
            <text:p>8486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468.12">
            <text:p>468.12</text:p>
          </table:table-cell>
          <table:table-cell office:value-type="float" office:value="7930">
            <text:p>793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468.95">
            <text:p>468.95</text:p>
          </table:table-cell>
          <table:table-cell office:value-type="float" office:value="7406">
            <text:p>7406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469.78">
            <text:p>469.78</text:p>
          </table:table-cell>
          <table:table-cell office:value-type="float" office:value="6894">
            <text:p>6894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470.61">
            <text:p>470.61</text:p>
          </table:table-cell>
          <table:table-cell office:value-type="float" office:value="6418">
            <text:p>6418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471.44">
            <text:p>471.44</text:p>
          </table:table-cell>
          <table:table-cell office:value-type="float" office:value="5975">
            <text:p>5975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472.27">
            <text:p>472.27</text:p>
          </table:table-cell>
          <table:table-cell office:value-type="float" office:value="5557">
            <text:p>5557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473.1">
            <text:p>473.1</text:p>
          </table:table-cell>
          <table:table-cell office:value-type="float" office:value="5171">
            <text:p>5171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473.93">
            <text:p>473.93</text:p>
          </table:table-cell>
          <table:table-cell office:value-type="float" office:value="4817">
            <text:p>4817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474.77">
            <text:p>474.77</text:p>
          </table:table-cell>
          <table:table-cell office:value-type="float" office:value="4499">
            <text:p>4499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475.6">
            <text:p>475.6</text:p>
          </table:table-cell>
          <table:table-cell office:value-type="float" office:value="4209">
            <text:p>4209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476.43">
            <text:p>476.43</text:p>
          </table:table-cell>
          <table:table-cell office:value-type="float" office:value="3952">
            <text:p>3952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477.26">
            <text:p>477.26</text:p>
          </table:table-cell>
          <table:table-cell office:value-type="float" office:value="3715">
            <text:p>3715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478.09">
            <text:p>478.09</text:p>
          </table:table-cell>
          <table:table-cell office:value-type="float" office:value="3506">
            <text:p>3506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478.92">
            <text:p>478.92</text:p>
          </table:table-cell>
          <table:table-cell office:value-type="float" office:value="3324">
            <text:p>3324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479.75">
            <text:p>479.75</text:p>
          </table:table-cell>
          <table:table-cell office:value-type="float" office:value="3159">
            <text:p>3159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80.58">
            <text:p>480.58</text:p>
          </table:table-cell>
          <table:table-cell office:value-type="float" office:value="3008">
            <text:p>3008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481.41">
            <text:p>481.41</text:p>
          </table:table-cell>
          <table:table-cell office:value-type="float" office:value="2875">
            <text:p>2875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482.24">
            <text:p>482.24</text:p>
          </table:table-cell>
          <table:table-cell office:value-type="float" office:value="2753">
            <text:p>2753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483.07">
            <text:p>483.07</text:p>
          </table:table-cell>
          <table:table-cell office:value-type="float" office:value="2647">
            <text:p>2647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483.9">
            <text:p>483.9</text:p>
          </table:table-cell>
          <table:table-cell office:value-type="float" office:value="2550">
            <text:p>2550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84.73">
            <text:p>484.73</text:p>
          </table:table-cell>
          <table:table-cell office:value-type="float" office:value="2467">
            <text:p>2467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85.56">
            <text:p>485.56</text:p>
          </table:table-cell>
          <table:table-cell office:value-type="float" office:value="2393">
            <text:p>2393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86.39">
            <text:p>486.39</text:p>
          </table:table-cell>
          <table:table-cell office:value-type="float" office:value="2322">
            <text:p>232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87.22">
            <text:p>487.22</text:p>
          </table:table-cell>
          <table:table-cell office:value-type="float" office:value="2263">
            <text:p>2263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488.05">
            <text:p>488.05</text:p>
          </table:table-cell>
          <table:table-cell office:value-type="float" office:value="2212">
            <text:p>2212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88.88">
            <text:p>488.88</text:p>
          </table:table-cell>
          <table:table-cell office:value-type="float" office:value="2171">
            <text:p>2171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489.71">
            <text:p>489.71</text:p>
          </table:table-cell>
          <table:table-cell office:value-type="float" office:value="2137">
            <text:p>2137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490.54">
            <text:p>490.54</text:p>
          </table:table-cell>
          <table:table-cell office:value-type="float" office:value="2112">
            <text:p>2112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91.37">
            <text:p>491.37</text:p>
          </table:table-cell>
          <table:table-cell office:value-type="float" office:value="2099">
            <text:p>2099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92.2">
            <text:p>492.2</text:p>
          </table:table-cell>
          <table:table-cell office:value-type="float" office:value="2087">
            <text:p>2087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93.03">
            <text:p>493.03</text:p>
          </table:table-cell>
          <table:table-cell office:value-type="float" office:value="2087">
            <text:p>2087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93.86">
            <text:p>493.86</text:p>
          </table:table-cell>
          <table:table-cell office:value-type="float" office:value="2091">
            <text:p>2091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494.69">
            <text:p>494.69</text:p>
          </table:table-cell>
          <table:table-cell office:value-type="float" office:value="2101">
            <text:p>2101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495.52">
            <text:p>495.52</text:p>
          </table:table-cell>
          <table:table-cell office:value-type="float" office:value="2118">
            <text:p>2118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496.35">
            <text:p>496.35</text:p>
          </table:table-cell>
          <table:table-cell office:value-type="float" office:value="2133">
            <text:p>2133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497.18">
            <text:p>497.18</text:p>
          </table:table-cell>
          <table:table-cell office:value-type="float" office:value="2162">
            <text:p>2162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498.01">
            <text:p>498.01</text:p>
          </table:table-cell>
          <table:table-cell office:value-type="float" office:value="2193">
            <text:p>2193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498.84">
            <text:p>498.84</text:p>
          </table:table-cell>
          <table:table-cell office:value-type="float" office:value="2230">
            <text:p>2230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499.67">
            <text:p>499.67</text:p>
          </table:table-cell>
          <table:table-cell office:value-type="float" office:value="2269">
            <text:p>2269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500.5">
            <text:p>500.5</text:p>
          </table:table-cell>
          <table:table-cell office:value-type="float" office:value="2306">
            <text:p>2306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501.33">
            <text:p>501.33</text:p>
          </table:table-cell>
          <table:table-cell office:value-type="float" office:value="2352">
            <text:p>2352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502.16">
            <text:p>502.16</text:p>
          </table:table-cell>
          <table:table-cell office:value-type="float" office:value="2396">
            <text:p>2396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502.99">
            <text:p>502.99</text:p>
          </table:table-cell>
          <table:table-cell office:value-type="float" office:value="2443">
            <text:p>2443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503.82">
            <text:p>503.82</text:p>
          </table:table-cell>
          <table:table-cell office:value-type="float" office:value="2486">
            <text:p>2486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504.65">
            <text:p>504.65</text:p>
          </table:table-cell>
          <table:table-cell office:value-type="float" office:value="2554">
            <text:p>2554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505.48">
            <text:p>505.48</text:p>
          </table:table-cell>
          <table:table-cell office:value-type="float" office:value="2602">
            <text:p>2602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506.3">
            <text:p>506.3</text:p>
          </table:table-cell>
          <table:table-cell office:value-type="float" office:value="2659">
            <text:p>2659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507.13">
            <text:p>507.13</text:p>
          </table:table-cell>
          <table:table-cell office:value-type="float" office:value="2713">
            <text:p>2713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507.96">
            <text:p>507.96</text:p>
          </table:table-cell>
          <table:table-cell office:value-type="float" office:value="2769">
            <text:p>2769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508.79">
            <text:p>508.79</text:p>
          </table:table-cell>
          <table:table-cell office:value-type="float" office:value="2838">
            <text:p>2838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509.62">
            <text:p>509.62</text:p>
          </table:table-cell>
          <table:table-cell office:value-type="float" office:value="2897">
            <text:p>2897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510.45">
            <text:p>510.45</text:p>
          </table:table-cell>
          <table:table-cell office:value-type="float" office:value="2953">
            <text:p>2953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511.28">
            <text:p>511.28</text:p>
          </table:table-cell>
          <table:table-cell office:value-type="float" office:value="3017">
            <text:p>3017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512.11">
            <text:p>512.11</text:p>
          </table:table-cell>
          <table:table-cell office:value-type="float" office:value="3083">
            <text:p>3083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512.94">
            <text:p>512.94</text:p>
          </table:table-cell>
          <table:table-cell office:value-type="float" office:value="3148">
            <text:p>3148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513.77">
            <text:p>513.77</text:p>
          </table:table-cell>
          <table:table-cell office:value-type="float" office:value="3216">
            <text:p>3216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514.59">
            <text:p>514.59</text:p>
          </table:table-cell>
          <table:table-cell office:value-type="float" office:value="3279">
            <text:p>3279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515.42">
            <text:p>515.42</text:p>
          </table:table-cell>
          <table:table-cell office:value-type="float" office:value="3347">
            <text:p>3347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516.25">
            <text:p>516.25</text:p>
          </table:table-cell>
          <table:table-cell office:value-type="float" office:value="3419">
            <text:p>3419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517.08">
            <text:p>517.08</text:p>
          </table:table-cell>
          <table:table-cell office:value-type="float" office:value="3489">
            <text:p>3489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517.91">
            <text:p>517.91</text:p>
          </table:table-cell>
          <table:table-cell office:value-type="float" office:value="3555">
            <text:p>3555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518.74">
            <text:p>518.74</text:p>
          </table:table-cell>
          <table:table-cell office:value-type="float" office:value="3634">
            <text:p>3634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519.57">
            <text:p>519.57</text:p>
          </table:table-cell>
          <table:table-cell office:value-type="float" office:value="3712">
            <text:p>3712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520.4">
            <text:p>520.4</text:p>
          </table:table-cell>
          <table:table-cell office:value-type="float" office:value="3776">
            <text:p>3776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521.22">
            <text:p>521.22</text:p>
          </table:table-cell>
          <table:table-cell office:value-type="float" office:value="3852">
            <text:p>3852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522.05">
            <text:p>522.05</text:p>
          </table:table-cell>
          <table:table-cell office:value-type="float" office:value="3922">
            <text:p>3922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522.88">
            <text:p>522.88</text:p>
          </table:table-cell>
          <table:table-cell office:value-type="float" office:value="3999">
            <text:p>3999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523.71">
            <text:p>523.71</text:p>
          </table:table-cell>
          <table:table-cell office:value-type="float" office:value="4076">
            <text:p>4076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524.54">
            <text:p>524.54</text:p>
          </table:table-cell>
          <table:table-cell office:value-type="float" office:value="4154">
            <text:p>4154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525.37">
            <text:p>525.37</text:p>
          </table:table-cell>
          <table:table-cell office:value-type="float" office:value="4231">
            <text:p>4231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526.19">
            <text:p>526.19</text:p>
          </table:table-cell>
          <table:table-cell office:value-type="float" office:value="4311">
            <text:p>4311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527.02">
            <text:p>527.02</text:p>
          </table:table-cell>
          <table:table-cell office:value-type="float" office:value="4399">
            <text:p>4399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527.85">
            <text:p>527.85</text:p>
          </table:table-cell>
          <table:table-cell office:value-type="float" office:value="4485">
            <text:p>4485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528.68">
            <text:p>528.68</text:p>
          </table:table-cell>
          <table:table-cell office:value-type="float" office:value="4571">
            <text:p>4571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529.51">
            <text:p>529.51</text:p>
          </table:table-cell>
          <table:table-cell office:value-type="float" office:value="4668">
            <text:p>4668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530.33">
            <text:p>530.33</text:p>
          </table:table-cell>
          <table:table-cell office:value-type="float" office:value="4754">
            <text:p>4754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531.16">
            <text:p>531.16</text:p>
          </table:table-cell>
          <table:table-cell office:value-type="float" office:value="4841">
            <text:p>4841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531.99">
            <text:p>531.99</text:p>
          </table:table-cell>
          <table:table-cell office:value-type="float" office:value="4931">
            <text:p>4931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532.82">
            <text:p>532.82</text:p>
          </table:table-cell>
          <table:table-cell office:value-type="float" office:value="5035">
            <text:p>5035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533.65">
            <text:p>533.65</text:p>
          </table:table-cell>
          <table:table-cell office:value-type="float" office:value="5125">
            <text:p>5125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534.47">
            <text:p>534.47</text:p>
          </table:table-cell>
          <table:table-cell office:value-type="float" office:value="5218">
            <text:p>5218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535.3">
            <text:p>535.3</text:p>
          </table:table-cell>
          <table:table-cell office:value-type="float" office:value="5326">
            <text:p>5326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536.13">
            <text:p>536.13</text:p>
          </table:table-cell>
          <table:table-cell office:value-type="float" office:value="5416">
            <text:p>5416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536.96">
            <text:p>536.96</text:p>
          </table:table-cell>
          <table:table-cell office:value-type="float" office:value="5507">
            <text:p>5507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537.78">
            <text:p>537.78</text:p>
          </table:table-cell>
          <table:table-cell office:value-type="float" office:value="5601">
            <text:p>5601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538.61">
            <text:p>538.61</text:p>
          </table:table-cell>
          <table:table-cell office:value-type="float" office:value="5700">
            <text:p>5700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539.44">
            <text:p>539.44</text:p>
          </table:table-cell>
          <table:table-cell office:value-type="float" office:value="5797">
            <text:p>5797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540.27">
            <text:p>540.27</text:p>
          </table:table-cell>
          <table:table-cell office:value-type="float" office:value="5904">
            <text:p>5904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541.09">
            <text:p>541.09</text:p>
          </table:table-cell>
          <table:table-cell office:value-type="float" office:value="6003">
            <text:p>6003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541.92">
            <text:p>541.92</text:p>
          </table:table-cell>
          <table:table-cell office:value-type="float" office:value="6095">
            <text:p>6095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542.75">
            <text:p>542.75</text:p>
          </table:table-cell>
          <table:table-cell office:value-type="float" office:value="6193">
            <text:p>6193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543.57">
            <text:p>543.57</text:p>
          </table:table-cell>
          <table:table-cell office:value-type="float" office:value="6285">
            <text:p>6285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544.4">
            <text:p>544.4</text:p>
          </table:table-cell>
          <table:table-cell office:value-type="float" office:value="6385">
            <text:p>6385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545.23">
            <text:p>545.23</text:p>
          </table:table-cell>
          <table:table-cell office:value-type="float" office:value="6487">
            <text:p>6487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546.06">
            <text:p>546.06</text:p>
          </table:table-cell>
          <table:table-cell office:value-type="float" office:value="6575">
            <text:p>6575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546.88">
            <text:p>546.88</text:p>
          </table:table-cell>
          <table:table-cell office:value-type="float" office:value="6673">
            <text:p>6673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547.71">
            <text:p>547.71</text:p>
          </table:table-cell>
          <table:table-cell office:value-type="float" office:value="6768">
            <text:p>6768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548.54">
            <text:p>548.54</text:p>
          </table:table-cell>
          <table:table-cell office:value-type="float" office:value="6848">
            <text:p>6848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549.36">
            <text:p>549.36</text:p>
          </table:table-cell>
          <table:table-cell office:value-type="float" office:value="6935">
            <text:p>6935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550.19">
            <text:p>550.19</text:p>
          </table:table-cell>
          <table:table-cell office:value-type="float" office:value="7016">
            <text:p>7016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551.02">
            <text:p>551.02</text:p>
          </table:table-cell>
          <table:table-cell office:value-type="float" office:value="7093">
            <text:p>7093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51.84">
            <text:p>551.84</text:p>
          </table:table-cell>
          <table:table-cell office:value-type="float" office:value="7187">
            <text:p>7187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552.67">
            <text:p>552.67</text:p>
          </table:table-cell>
          <table:table-cell office:value-type="float" office:value="7255">
            <text:p>7255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553.5">
            <text:p>553.5</text:p>
          </table:table-cell>
          <table:table-cell office:value-type="float" office:value="7330">
            <text:p>7330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554.32">
            <text:p>554.32</text:p>
          </table:table-cell>
          <table:table-cell office:value-type="float" office:value="7403">
            <text:p>7403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555.15">
            <text:p>555.15</text:p>
          </table:table-cell>
          <table:table-cell office:value-type="float" office:value="7473">
            <text:p>7473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555.98">
            <text:p>555.98</text:p>
          </table:table-cell>
          <table:table-cell office:value-type="float" office:value="7548">
            <text:p>7548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556.8">
            <text:p>556.8</text:p>
          </table:table-cell>
          <table:table-cell office:value-type="float" office:value="7613">
            <text:p>7613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557.63">
            <text:p>557.63</text:p>
          </table:table-cell>
          <table:table-cell office:value-type="float" office:value="7649">
            <text:p>7649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558.46">
            <text:p>558.46</text:p>
          </table:table-cell>
          <table:table-cell office:value-type="float" office:value="7684">
            <text:p>7684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59.28">
            <text:p>559.28</text:p>
          </table:table-cell>
          <table:table-cell office:value-type="float" office:value="7728">
            <text:p>7728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560.11">
            <text:p>560.11</text:p>
          </table:table-cell>
          <table:table-cell office:value-type="float" office:value="7742">
            <text:p>774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60.93">
            <text:p>560.93</text:p>
          </table:table-cell>
          <table:table-cell office:value-type="float" office:value="7715">
            <text:p>7715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561.76">
            <text:p>561.76</text:p>
          </table:table-cell>
          <table:table-cell office:value-type="float" office:value="7640">
            <text:p>7640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562.59">
            <text:p>562.59</text:p>
          </table:table-cell>
          <table:table-cell office:value-type="float" office:value="7541">
            <text:p>7541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563.41">
            <text:p>563.41</text:p>
          </table:table-cell>
          <table:table-cell office:value-type="float" office:value="7471">
            <text:p>7471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564.24">
            <text:p>564.24</text:p>
          </table:table-cell>
          <table:table-cell office:value-type="float" office:value="7461">
            <text:p>7461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565.06">
            <text:p>565.06</text:p>
          </table:table-cell>
          <table:table-cell office:value-type="float" office:value="7522">
            <text:p>7522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565.89">
            <text:p>565.89</text:p>
          </table:table-cell>
          <table:table-cell office:value-type="float" office:value="7642">
            <text:p>7642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566.72">
            <text:p>566.72</text:p>
          </table:table-cell>
          <table:table-cell office:value-type="float" office:value="7764">
            <text:p>7764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567.54">
            <text:p>567.54</text:p>
          </table:table-cell>
          <table:table-cell office:value-type="float" office:value="7913">
            <text:p>7913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568.37">
            <text:p>568.37</text:p>
          </table:table-cell>
          <table:table-cell office:value-type="float" office:value="8077">
            <text:p>8077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569.19">
            <text:p>569.19</text:p>
          </table:table-cell>
          <table:table-cell office:value-type="float" office:value="8197">
            <text:p>8197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570.02">
            <text:p>570.02</text:p>
          </table:table-cell>
          <table:table-cell office:value-type="float" office:value="8253">
            <text:p>8253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570.84">
            <text:p>570.84</text:p>
          </table:table-cell>
          <table:table-cell office:value-type="float" office:value="8202">
            <text:p>820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571.67">
            <text:p>571.67</text:p>
          </table:table-cell>
          <table:table-cell office:value-type="float" office:value="8116">
            <text:p>8116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572.5">
            <text:p>572.5</text:p>
          </table:table-cell>
          <table:table-cell office:value-type="float" office:value="8019">
            <text:p>8019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573.32">
            <text:p>573.32</text:p>
          </table:table-cell>
          <table:table-cell office:value-type="float" office:value="7939">
            <text:p>7939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574.15">
            <text:p>574.15</text:p>
          </table:table-cell>
          <table:table-cell office:value-type="float" office:value="7844">
            <text:p>7844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574.97">
            <text:p>574.97</text:p>
          </table:table-cell>
          <table:table-cell office:value-type="float" office:value="7740">
            <text:p>7740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75.8">
            <text:p>575.8</text:p>
          </table:table-cell>
          <table:table-cell office:value-type="float" office:value="7644">
            <text:p>7644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576.62">
            <text:p>576.62</text:p>
          </table:table-cell>
          <table:table-cell office:value-type="float" office:value="7532">
            <text:p>7532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577.45">
            <text:p>577.45</text:p>
          </table:table-cell>
          <table:table-cell office:value-type="float" office:value="7436">
            <text:p>7436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578.27">
            <text:p>578.27</text:p>
          </table:table-cell>
          <table:table-cell office:value-type="float" office:value="7318">
            <text:p>7318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579.1">
            <text:p>579.1</text:p>
          </table:table-cell>
          <table:table-cell office:value-type="float" office:value="7210">
            <text:p>7210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579.92">
            <text:p>579.92</text:p>
          </table:table-cell>
          <table:table-cell office:value-type="float" office:value="7097">
            <text:p>7097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580.75">
            <text:p>580.75</text:p>
          </table:table-cell>
          <table:table-cell office:value-type="float" office:value="6981">
            <text:p>6981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581.57">
            <text:p>581.57</text:p>
          </table:table-cell>
          <table:table-cell office:value-type="float" office:value="6855">
            <text:p>6855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582.4">
            <text:p>582.4</text:p>
          </table:table-cell>
          <table:table-cell office:value-type="float" office:value="6728">
            <text:p>6728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83.22">
            <text:p>583.22</text:p>
          </table:table-cell>
          <table:table-cell office:value-type="float" office:value="6594">
            <text:p>6594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84.05">
            <text:p>584.05</text:p>
          </table:table-cell>
          <table:table-cell office:value-type="float" office:value="6464">
            <text:p>6464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584.87">
            <text:p>584.87</text:p>
          </table:table-cell>
          <table:table-cell office:value-type="float" office:value="6342">
            <text:p>6342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585.7">
            <text:p>585.7</text:p>
          </table:table-cell>
          <table:table-cell office:value-type="float" office:value="6216">
            <text:p>6216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586.52">
            <text:p>586.52</text:p>
          </table:table-cell>
          <table:table-cell office:value-type="float" office:value="6093">
            <text:p>6093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587.34">
            <text:p>587.34</text:p>
          </table:table-cell>
          <table:table-cell office:value-type="float" office:value="5976">
            <text:p>5976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88.17">
            <text:p>588.17</text:p>
          </table:table-cell>
          <table:table-cell office:value-type="float" office:value="5874">
            <text:p>5874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588.99">
            <text:p>588.99</text:p>
          </table:table-cell>
          <table:table-cell office:value-type="float" office:value="5755">
            <text:p>5755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589.82">
            <text:p>589.82</text:p>
          </table:table-cell>
          <table:table-cell office:value-type="float" office:value="5653">
            <text:p>5653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590.64">
            <text:p>590.64</text:p>
          </table:table-cell>
          <table:table-cell office:value-type="float" office:value="5545">
            <text:p>5545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91.47">
            <text:p>591.47</text:p>
          </table:table-cell>
          <table:table-cell office:value-type="float" office:value="5445">
            <text:p>5445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92.29">
            <text:p>592.29</text:p>
          </table:table-cell>
          <table:table-cell office:value-type="float" office:value="5354">
            <text:p>5354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593.11">
            <text:p>593.11</text:p>
          </table:table-cell>
          <table:table-cell office:value-type="float" office:value="5254">
            <text:p>5254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593.94">
            <text:p>593.94</text:p>
          </table:table-cell>
          <table:table-cell office:value-type="float" office:value="5154">
            <text:p>5154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594.76">
            <text:p>594.76</text:p>
          </table:table-cell>
          <table:table-cell office:value-type="float" office:value="5062">
            <text:p>5062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595.59">
            <text:p>595.59</text:p>
          </table:table-cell>
          <table:table-cell office:value-type="float" office:value="4965">
            <text:p>4965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96.41">
            <text:p>596.41</text:p>
          </table:table-cell>
          <table:table-cell office:value-type="float" office:value="4876">
            <text:p>4876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597.23">
            <text:p>597.23</text:p>
          </table:table-cell>
          <table:table-cell office:value-type="float" office:value="4793">
            <text:p>4793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98.06">
            <text:p>598.06</text:p>
          </table:table-cell>
          <table:table-cell office:value-type="float" office:value="4694">
            <text:p>4694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598.88">
            <text:p>598.88</text:p>
          </table:table-cell>
          <table:table-cell office:value-type="float" office:value="4616">
            <text:p>4616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599.7">
            <text:p>599.7</text:p>
          </table:table-cell>
          <table:table-cell office:value-type="float" office:value="4541">
            <text:p>4541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00.53">
            <text:p>600.53</text:p>
          </table:table-cell>
          <table:table-cell office:value-type="float" office:value="4457">
            <text:p>4457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601.35">
            <text:p>601.35</text:p>
          </table:table-cell>
          <table:table-cell office:value-type="float" office:value="4377">
            <text:p>4377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602.17">
            <text:p>602.17</text:p>
          </table:table-cell>
          <table:table-cell office:value-type="float" office:value="4290">
            <text:p>4290</text:p>
          </table:table-cell>
          <table:table-cell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603">
            <text:p>603</text:p>
          </table:table-cell>
          <table:table-cell office:value-type="float" office:value="4212">
            <text:p>4212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603.82">
            <text:p>603.82</text:p>
          </table:table-cell>
          <table:table-cell office:value-type="float" office:value="4121">
            <text:p>4121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604.64">
            <text:p>604.64</text:p>
          </table:table-cell>
          <table:table-cell office:value-type="float" office:value="4040">
            <text:p>4040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605.47">
            <text:p>605.47</text:p>
          </table:table-cell>
          <table:table-cell office:value-type="float" office:value="3950">
            <text:p>3950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606.29">
            <text:p>606.29</text:p>
          </table:table-cell>
          <table:table-cell office:value-type="float" office:value="3870">
            <text:p>3870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607.11">
            <text:p>607.11</text:p>
          </table:table-cell>
          <table:table-cell office:value-type="float" office:value="3792">
            <text:p>3792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607.94">
            <text:p>607.94</text:p>
          </table:table-cell>
          <table:table-cell office:value-type="float" office:value="3698">
            <text:p>3698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608.76">
            <text:p>608.76</text:p>
          </table:table-cell>
          <table:table-cell office:value-type="float" office:value="3617">
            <text:p>3617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609.58">
            <text:p>609.58</text:p>
          </table:table-cell>
          <table:table-cell office:value-type="float" office:value="3534">
            <text:p>3534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10.41">
            <text:p>610.41</text:p>
          </table:table-cell>
          <table:table-cell office:value-type="float" office:value="3449">
            <text:p>3449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611.23">
            <text:p>611.23</text:p>
          </table:table-cell>
          <table:table-cell office:value-type="float" office:value="3370">
            <text:p>3370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612.05">
            <text:p>612.05</text:p>
          </table:table-cell>
          <table:table-cell office:value-type="float" office:value="3294">
            <text:p>3294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612.87">
            <text:p>612.87</text:p>
          </table:table-cell>
          <table:table-cell office:value-type="float" office:value="3211">
            <text:p>3211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613.7">
            <text:p>613.7</text:p>
          </table:table-cell>
          <table:table-cell office:value-type="float" office:value="3134">
            <text:p>3134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614.52">
            <text:p>614.52</text:p>
          </table:table-cell>
          <table:table-cell office:value-type="float" office:value="3062">
            <text:p>3062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615.34">
            <text:p>615.34</text:p>
          </table:table-cell>
          <table:table-cell office:value-type="float" office:value="2981">
            <text:p>2981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616.16">
            <text:p>616.16</text:p>
          </table:table-cell>
          <table:table-cell office:value-type="float" office:value="2906">
            <text:p>2906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616.99">
            <text:p>616.99</text:p>
          </table:table-cell>
          <table:table-cell office:value-type="float" office:value="2830">
            <text:p>2830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617.81">
            <text:p>617.81</text:p>
          </table:table-cell>
          <table:table-cell office:value-type="float" office:value="2762">
            <text:p>2762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618.63">
            <text:p>618.63</text:p>
          </table:table-cell>
          <table:table-cell office:value-type="float" office:value="2690">
            <text:p>2690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619.45">
            <text:p>619.45</text:p>
          </table:table-cell>
          <table:table-cell office:value-type="float" office:value="2616">
            <text:p>2616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620.28">
            <text:p>620.28</text:p>
          </table:table-cell>
          <table:table-cell office:value-type="float" office:value="2551">
            <text:p>2551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621.1">
            <text:p>621.1</text:p>
          </table:table-cell>
          <table:table-cell office:value-type="float" office:value="2482">
            <text:p>2482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621.92">
            <text:p>621.92</text:p>
          </table:table-cell>
          <table:table-cell office:value-type="float" office:value="2416">
            <text:p>2416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622.74">
            <text:p>622.74</text:p>
          </table:table-cell>
          <table:table-cell office:value-type="float" office:value="2347">
            <text:p>2347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623.56">
            <text:p>623.56</text:p>
          </table:table-cell>
          <table:table-cell office:value-type="float" office:value="2287">
            <text:p>2287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624.38">
            <text:p>624.38</text:p>
          </table:table-cell>
          <table:table-cell office:value-type="float" office:value="2226">
            <text:p>2226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625.21">
            <text:p>625.21</text:p>
          </table:table-cell>
          <table:table-cell office:value-type="float" office:value="2169">
            <text:p>2169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626.03">
            <text:p>626.03</text:p>
          </table:table-cell>
          <table:table-cell office:value-type="float" office:value="2111">
            <text:p>2111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626.85">
            <text:p>626.85</text:p>
          </table:table-cell>
          <table:table-cell office:value-type="float" office:value="2055">
            <text:p>2055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627.67">
            <text:p>627.67</text:p>
          </table:table-cell>
          <table:table-cell office:value-type="float" office:value="1992">
            <text:p>1992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628.49">
            <text:p>628.49</text:p>
          </table:table-cell>
          <table:table-cell office:value-type="float" office:value="1936">
            <text:p>1936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629.31">
            <text:p>629.31</text:p>
          </table:table-cell>
          <table:table-cell office:value-type="float" office:value="1889">
            <text:p>1889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630.14">
            <text:p>630.14</text:p>
          </table:table-cell>
          <table:table-cell office:value-type="float" office:value="1841">
            <text:p>1841</text:p>
          </table:table-cell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630.96">
            <text:p>630.96</text:p>
          </table:table-cell>
          <table:table-cell office:value-type="float" office:value="1788">
            <text:p>1788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631.78">
            <text:p>631.78</text:p>
          </table:table-cell>
          <table:table-cell office:value-type="float" office:value="1741">
            <text:p>1741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632.6">
            <text:p>632.6</text:p>
          </table:table-cell>
          <table:table-cell office:value-type="float" office:value="1691">
            <text:p>1691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633.42">
            <text:p>633.42</text:p>
          </table:table-cell>
          <table:table-cell office:value-type="float" office:value="1648">
            <text:p>1648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634.24">
            <text:p>634.24</text:p>
          </table:table-cell>
          <table:table-cell office:value-type="float" office:value="1599">
            <text:p>1599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635.06">
            <text:p>635.06</text:p>
          </table:table-cell>
          <table:table-cell office:value-type="float" office:value="1554">
            <text:p>1554</text:p>
          </table:table-cell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635.88">
            <text:p>635.88</text:p>
          </table:table-cell>
          <table:table-cell office:value-type="float" office:value="1511">
            <text:p>1511</text:p>
          </table:table-cell>
          <table:table-cell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636.7">
            <text:p>636.7</text:p>
          </table:table-cell>
          <table:table-cell office:value-type="float" office:value="1474">
            <text:p>1474</text:p>
          </table:table-cell>
          <table:table-cell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637.53">
            <text:p>637.53</text:p>
          </table:table-cell>
          <table:table-cell office:value-type="float" office:value="1431">
            <text:p>1431</text:p>
          </table:table-cell>
          <table:table-cell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638.35">
            <text:p>638.35</text:p>
          </table:table-cell>
          <table:table-cell office:value-type="float" office:value="1389">
            <text:p>1389</text:p>
          </table:table-cell>
          <table:table-cell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639.17">
            <text:p>639.17</text:p>
          </table:table-cell>
          <table:table-cell office:value-type="float" office:value="1347">
            <text:p>1347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639.99">
            <text:p>639.99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640.81">
            <text:p>640.81</text:p>
          </table:table-cell>
          <table:table-cell office:value-type="float" office:value="1273">
            <text:p>1273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41.63">
            <text:p>641.63</text:p>
          </table:table-cell>
          <table:table-cell office:value-type="float" office:value="1239">
            <text:p>1239</text:p>
          </table:table-cell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642.45">
            <text:p>642.45</text:p>
          </table:table-cell>
          <table:table-cell office:value-type="float" office:value="1199">
            <text:p>1199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643.27">
            <text:p>643.27</text:p>
          </table:table-cell>
          <table:table-cell office:value-type="float" office:value="1164">
            <text:p>1164</text:p>
          </table:table-cell>
          <table:table-cell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644.09">
            <text:p>644.09</text:p>
          </table:table-cell>
          <table:table-cell office:value-type="float" office:value="1132">
            <text:p>1132</text:p>
          </table:table-cell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644.91">
            <text:p>644.91</text:p>
          </table:table-cell>
          <table:table-cell office:value-type="float" office:value="1102">
            <text:p>1102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645.73">
            <text:p>645.73</text:p>
          </table:table-cell>
          <table:table-cell office:value-type="float" office:value="1065">
            <text:p>1065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646.55">
            <text:p>646.55</text:p>
          </table:table-cell>
          <table:table-cell office:value-type="float" office:value="1040">
            <text:p>1040</text:p>
          </table:table-cell>
          <table:table-cell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647.37">
            <text:p>647.37</text:p>
          </table:table-cell>
          <table:table-cell office:value-type="float" office:value="1006">
            <text:p>1006</text:p>
          </table:table-cell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648.19">
            <text:p>648.19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649.01">
            <text:p>649.01</text:p>
          </table:table-cell>
          <table:table-cell office:value-type="float" office:value="951">
            <text:p>951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49.83">
            <text:p>649.83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650.65">
            <text:p>650.65</text:p>
          </table:table-cell>
          <table:table-cell office:value-type="float" office:value="892">
            <text:p>892</text:p>
          </table:table-cell>
          <table:table-cell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651.47">
            <text:p>651.47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652.29">
            <text:p>652.29</text:p>
          </table:table-cell>
          <table:table-cell office:value-type="float" office:value="842">
            <text:p>842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653.11">
            <text:p>653.11</text:p>
          </table:table-cell>
          <table:table-cell office:value-type="float" office:value="818">
            <text:p>818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653.93">
            <text:p>653.93</text:p>
          </table:table-cell>
          <table:table-cell office:value-type="float" office:value="793">
            <text:p>793</text:p>
          </table:table-cell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654.75">
            <text:p>654.75</text:p>
          </table:table-cell>
          <table:table-cell office:value-type="float" office:value="774">
            <text:p>774</text:p>
          </table:table-cell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655.57">
            <text:p>655.57</text:p>
          </table:table-cell>
          <table:table-cell office:value-type="float" office:value="753">
            <text:p>753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656.39">
            <text:p>656.39</text:p>
          </table:table-cell>
          <table:table-cell office:value-type="float" office:value="732">
            <text:p>732</text:p>
          </table:table-cell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657.21">
            <text:p>657.21</text:p>
          </table:table-cell>
          <table:table-cell office:value-type="float" office:value="709">
            <text:p>709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658.02">
            <text:p>658.02</text:p>
          </table:table-cell>
          <table:table-cell office:value-type="float" office:value="693">
            <text:p>693</text:p>
          </table:table-cell>
          <table:table-cell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658.84">
            <text:p>658.84</text:p>
          </table:table-cell>
          <table:table-cell office:value-type="float" office:value="672">
            <text:p>672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659.66">
            <text:p>659.66</text:p>
          </table:table-cell>
          <table:table-cell office:value-type="float" office:value="653">
            <text:p>653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660.48">
            <text:p>660.48</text:p>
          </table:table-cell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661.3">
            <text:p>661.3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662.12">
            <text:p>662.12</text:p>
          </table:table-cell>
          <table:table-cell office:value-type="float" office:value="601">
            <text:p>601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662.94">
            <text:p>662.94</text:p>
          </table:table-cell>
          <table:table-cell office:value-type="float" office:value="588">
            <text:p>588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663.76">
            <text:p>663.76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664.58">
            <text:p>664.58</text:p>
          </table:table-cell>
          <table:table-cell office:value-type="float" office:value="561">
            <text:p>561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665.39">
            <text:p>665.39</text:p>
          </table:table-cell>
          <table:table-cell office:value-type="float" office:value="547">
            <text:p>547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666.21">
            <text:p>666.21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667.03">
            <text:p>667.03</text:p>
          </table:table-cell>
          <table:table-cell office:value-type="float" office:value="515">
            <text:p>515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667.85">
            <text:p>667.85</text:p>
          </table:table-cell>
          <table:table-cell office:value-type="float" office:value="506">
            <text:p>506</text:p>
          </table:table-cell>
          <table:table-cell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668.67">
            <text:p>668.67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669.49">
            <text:p>669.49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670.3">
            <text:p>670.3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671.12">
            <text:p>671.12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671.94">
            <text:p>671.94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672.76">
            <text:p>672.76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673.58">
            <text:p>673.58</text:p>
          </table:table-cell>
          <table:table-cell office:value-type="float" office:value="430">
            <text:p>430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674.39">
            <text:p>674.39</text:p>
          </table:table-cell>
          <table:table-cell office:value-type="float" office:value="417">
            <text:p>417</text:p>
          </table:table-cell>
          <table:table-cell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675.21">
            <text:p>675.21</text:p>
          </table:table-cell>
          <table:table-cell office:value-type="float" office:value="409">
            <text:p>409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676.03">
            <text:p>676.03</text:p>
          </table:table-cell>
          <table:table-cell office:value-type="float" office:value="402">
            <text:p>402</text:p>
          </table:table-cell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676.85">
            <text:p>676.85</text:p>
          </table:table-cell>
          <table:table-cell office:value-type="float" office:value="391">
            <text:p>391</text:p>
          </table:table-cell>
          <table:table-cell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677.66">
            <text:p>677.66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678.48">
            <text:p>678.48</text:p>
          </table:table-cell>
          <table:table-cell office:value-type="float" office:value="375">
            <text:p>375</text:p>
          </table:table-cell>
          <table:table-cell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679.3">
            <text:p>679.3</text:p>
          </table:table-cell>
          <table:table-cell office:value-type="float" office:value="367">
            <text:p>367</text:p>
          </table:table-cell>
          <table:table-cell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680.12">
            <text:p>680.12</text:p>
          </table:table-cell>
          <table:table-cell office:value-type="float" office:value="358">
            <text:p>358</text:p>
          </table:table-cell>
          <table:table-cell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680.93">
            <text:p>680.93</text:p>
          </table:table-cell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681.75">
            <text:p>681.75</text:p>
          </table:table-cell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82.57">
            <text:p>682.57</text:p>
          </table:table-cell>
          <table:table-cell office:value-type="float" office:value="333">
            <text:p>333</text:p>
          </table:table-cell>
          <table:table-cell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683.38">
            <text:p>683.38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684.2">
            <text:p>684.2</text:p>
          </table:table-cell>
          <table:table-cell office:value-type="float" office:value="317">
            <text:p>317</text:p>
          </table:table-cell>
          <table:table-cell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685.02">
            <text:p>685.02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685.83">
            <text:p>685.83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686.65">
            <text:p>686.65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687.47">
            <text:p>687.47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688.28">
            <text:p>688.28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689.1">
            <text:p>689.1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689.92">
            <text:p>689.92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690.73">
            <text:p>690.73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691.55">
            <text:p>691.55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692.37">
            <text:p>692.37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693.18">
            <text:p>693.1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694">
            <text:p>694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694.81">
            <text:p>694.81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695.63">
            <text:p>695.63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696.45">
            <text:p>696.45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697.26">
            <text:p>697.26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698.08">
            <text:p>698.08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698.89">
            <text:p>698.89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699.71">
            <text:p>699.71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700.52">
            <text:p>700.52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701.34">
            <text:p>701.34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702.16">
            <text:p>702.16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702.97">
            <text:p>702.97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703.79">
            <text:p>703.79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704.6">
            <text:p>704.6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705.42">
            <text:p>705.42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706.23">
            <text:p>706.23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707.05">
            <text:p>707.05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707.86">
            <text:p>707.86</text:p>
          </table:table-cell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708.68">
            <text:p>708.68</text:p>
          </table:table-cell>
          <table:table-cell office:value-type="float" office:value="176">
            <text:p>176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709.49">
            <text:p>709.49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710.3">
            <text:p>710.3</text:p>
          </table:table-cell>
          <table:table-cell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711.12">
            <text:p>711.12</text:p>
          </table:table-cell>
          <table:table-cell office:value-type="float" office:value="166">
            <text:p>166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711.93">
            <text:p>711.93</text:p>
          </table:table-cell>
          <table:table-cell office:value-type="float" office:value="166">
            <text:p>166</text:p>
          </table:table-cell>
          <table:table-cell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712.75">
            <text:p>712.75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713.56">
            <text:p>713.56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714.38">
            <text:p>714.38</text:p>
          </table:table-cell>
          <table:table-cell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715.19">
            <text:p>715.19</text:p>
          </table:table-cell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716">
            <text:p>716</text:p>
          </table:table-cell>
          <table:table-cell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716.82">
            <text:p>716.82</text:p>
          </table:table-cell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717.63">
            <text:p>717.63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718.45">
            <text:p>718.45</text:p>
          </table:table-cell>
          <table:table-cell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719.26">
            <text:p>719.26</text:p>
          </table:table-cell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720.07">
            <text:p>720.07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720.89">
            <text:p>720.89</text:p>
          </table:table-cell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721.7">
            <text:p>721.7</text:p>
          </table:table-cell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722.51">
            <text:p>722.51</text:p>
          </table:table-cell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723.33">
            <text:p>723.33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724.14">
            <text:p>724.14</text:p>
          </table:table-cell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724.95">
            <text:p>724.95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725.77">
            <text:p>725.77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726.58">
            <text:p>726.58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727.39">
            <text:p>727.39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728.21">
            <text:p>728.21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729.02">
            <text:p>729.02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729.83">
            <text:p>729.83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730.64">
            <text:p>730.64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731.46">
            <text:p>731.46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732.27">
            <text:p>732.27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733.08">
            <text:p>733.08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733.89">
            <text:p>733.89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734.71">
            <text:p>734.71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735.52">
            <text:p>735.52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736.33">
            <text:p>736.33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737.14">
            <text:p>737.14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737.95">
            <text:p>737.95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738.77">
            <text:p>738.77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739.58">
            <text:p>739.58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740.39">
            <text:p>740.39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741.2">
            <text:p>741.2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742.01">
            <text:p>742.01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742.82">
            <text:p>742.82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743.63">
            <text:p>743.63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744.45">
            <text:p>744.45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745.26">
            <text:p>745.26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746.07">
            <text:p>746.07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746.88">
            <text:p>746.88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747.69">
            <text:p>747.69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748.5">
            <text:p>748.5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749.31">
            <text:p>749.31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750.12">
            <text:p>750.12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750.93">
            <text:p>750.93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751.74">
            <text:p>751.74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752.55">
            <text:p>752.55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753.36">
            <text:p>753.36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754.17">
            <text:p>754.17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754.98">
            <text:p>754.98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755.8">
            <text:p>755.8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756.61">
            <text:p>756.61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757.42">
            <text:p>757.42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758.22">
            <text:p>758.22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759.03">
            <text:p>759.03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759.84">
            <text:p>759.84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760.65">
            <text:p>760.65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761.46">
            <text:p>761.46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762.27">
            <text:p>762.27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763.08">
            <text:p>763.08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63.89">
            <text:p>763.89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764.7">
            <text:p>764.7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765.51">
            <text:p>765.51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766.32">
            <text:p>766.32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767.13">
            <text:p>767.13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767.94">
            <text:p>767.94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768.75">
            <text:p>768.75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769.55">
            <text:p>769.5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770.36">
            <text:p>770.36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771.17">
            <text:p>771.17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771.98">
            <text:p>771.98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772.79">
            <text:p>772.79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773.6">
            <text:p>773.6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774.4">
            <text:p>774.4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775.21">
            <text:p>775.2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776.02">
            <text:p>776.02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776.83">
            <text:p>776.83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777.64">
            <text:p>777.64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778.44">
            <text:p>778.4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779.25">
            <text:p>779.25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780.06">
            <text:p>780.06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780.87">
            <text:p>780.87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781.67">
            <text:p>781.6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782.48">
            <text:p>782.4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783.29">
            <text:p>783.2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784.09">
            <text:p>784.09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784.9">
            <text:p>784.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785.71">
            <text:p>785.7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786.52">
            <text:p>786.52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787.32">
            <text:p>787.32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788.13">
            <text:p>788.13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788.94">
            <text:p>788.94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789.74">
            <text:p>789.74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790.55">
            <text:p>790.55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791.35">
            <text:p>791.35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92.16">
            <text:p>792.1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792.97">
            <text:p>792.9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793.77">
            <text:p>793.7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794.58">
            <text:p>794.58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795.38">
            <text:p>795.3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796.19">
            <text:p>796.19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797">
            <text:p>79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797.8">
            <text:p>797.8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798.61">
            <text:p>798.6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799.41">
            <text:p>799.4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800.22">
            <text:p>800.22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801.02">
            <text:p>801.0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801.83">
            <text:p>801.8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802.63">
            <text:p>802.63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803.44">
            <text:p>803.44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804.24">
            <text:p>804.2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805.05">
            <text:p>805.0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805.85">
            <text:p>805.85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806.66">
            <text:p>806.66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807.46">
            <text:p>807.4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808.27">
            <text:p>808.2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809.07">
            <text:p>809.07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809.87">
            <text:p>809.8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810.68">
            <text:p>810.6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811.48">
            <text:p>811.48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812.29">
            <text:p>812.29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813.09">
            <text:p>813.09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813.89">
            <text:p>813.89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814.7">
            <text:p>814.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815.5">
            <text:p>815.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816.3">
            <text:p>816.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817.11">
            <text:p>817.1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817.91">
            <text:p>817.9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818.71">
            <text:p>818.7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819.52">
            <text:p>819.5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820.32">
            <text:p>820.3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821.12">
            <text:p>821.12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821.93">
            <text:p>821.9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822.73">
            <text:p>822.7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823.53">
            <text:p>823.5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824.33">
            <text:p>824.3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825.14">
            <text:p>825.1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825.94">
            <text:p>825.9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826.74">
            <text:p>826.7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827.54">
            <text:p>827.54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828.34">
            <text:p>828.3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829.15">
            <text:p>829.15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829.95">
            <text:p>829.95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830.75">
            <text:p>830.7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831.55">
            <text:p>831.5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832.35">
            <text:p>832.35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833.15">
            <text:p>833.1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833.96">
            <text:p>833.96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834.76">
            <text:p>834.7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835.56">
            <text:p>835.5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836.36">
            <text:p>836.3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837.16">
            <text:p>837.1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837.96">
            <text:p>837.9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838.76">
            <text:p>838.7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839.56">
            <text:p>839.5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840.36">
            <text:p>840.3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841.16">
            <text:p>841.1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841.96">
            <text:p>841.9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842.76">
            <text:p>842.76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843.56">
            <text:p>843.5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844.36">
            <text:p>844.3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845.16">
            <text:p>845.1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845.96">
            <text:p>845.9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846.76">
            <text:p>846.76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847.56">
            <text:p>847.5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848.36">
            <text:p>848.3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849.16">
            <text:p>849.1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849.96">
            <text:p>849.96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850.76">
            <text:p>850.7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851.56">
            <text:p>851.5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852.36">
            <text:p>852.3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853.16">
            <text:p>853.16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853.96">
            <text:p>853.96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854.76">
            <text:p>854.76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855.55">
            <text:p>855.55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856.35">
            <text:p>856.3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857.15">
            <text:p>857.1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857.95">
            <text:p>857.9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858.75">
            <text:p>858.7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859.55">
            <text:p>859.5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860.34">
            <text:p>860.34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861.14">
            <text:p>861.1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861.94">
            <text:p>861.9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862.74">
            <text:p>862.7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863.53">
            <text:p>863.5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864.33">
            <text:p>864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865.13">
            <text:p>865.13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865.93">
            <text:p>865.9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866.72">
            <text:p>866.7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867.52">
            <text:p>867.52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868.32">
            <text:p>868.32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869.12">
            <text:p>869.12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869.91">
            <text:p>869.9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870.71">
            <text:p>870.7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871.51">
            <text:p>871.5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872.3">
            <text:p>872.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873.1">
            <text:p>873.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873.9">
            <text:p>873.9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874.69">
            <text:p>874.69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875.49">
            <text:p>875.49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876.28">
            <text:p>876.28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877.08">
            <text:p>877.08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877.88">
            <text:p>877.88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878.67">
            <text:p>878.67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879.47">
            <text:p>879.4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880.26">
            <text:p>880.2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881.06">
            <text:p>881.0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881.85">
            <text:p>881.85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882.65">
            <text:p>882.6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883.44">
            <text:p>883.44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884.24">
            <text:p>884.2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885.03">
            <text:p>885.03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885.83">
            <text:p>885.8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886.62">
            <text:p>886.6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887.42">
            <text:p>887.42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888.21">
            <text:p>888.2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889">
            <text:p>889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889.8">
            <text:p>889.8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890.59">
            <text:p>890.59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891.39">
            <text:p>891.3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892.18">
            <text:p>892.18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892.97">
            <text:p>892.97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893.77">
            <text:p>893.7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894.56">
            <text:p>894.5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895.36">
            <text:p>895.3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896.15">
            <text:p>896.15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896.94">
            <text:p>896.9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897.74">
            <text:p>897.7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898.53">
            <text:p>898.53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899.32">
            <text:p>899.32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900.11">
            <text:p>900.1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900.91">
            <text:p>900.9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901.7">
            <text:p>901.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902.49">
            <text:p>902.4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903.28">
            <text:p>903.28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904.08">
            <text:p>904.08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904.87">
            <text:p>904.87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905.66">
            <text:p>905.6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906.45">
            <text:p>906.45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907.24">
            <text:p>907.2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908.04">
            <text:p>908.04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908.83">
            <text:p>908.83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909.62">
            <text:p>909.62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910.41">
            <text:p>910.4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911.2">
            <text:p>911.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911.99">
            <text:p>911.99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912.78">
            <text:p>912.78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913.57">
            <text:p>913.5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914.37">
            <text:p>914.3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915.16">
            <text:p>915.16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915.95">
            <text:p>915.9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916.74">
            <text:p>916.7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917.53">
            <text:p>917.5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918.32">
            <text:p>918.32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919.11">
            <text:p>919.1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919.9">
            <text:p>919.9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920.69">
            <text:p>920.69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921.48">
            <text:p>921.48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922.27">
            <text:p>922.27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923.06">
            <text:p>923.0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923.85">
            <text:p>923.8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924.64">
            <text:p>924.6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925.43">
            <text:p>925.4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926.21">
            <text:p>926.2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927">
            <text:p>927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927.79">
            <text:p>927.79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928.58">
            <text:p>928.58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929.37">
            <text:p>929.3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930.16">
            <text:p>930.1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930.95">
            <text:p>930.9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931.74">
            <text:p>931.7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932.52">
            <text:p>932.52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933.31">
            <text:p>933.3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934.1">
            <text:p>934.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934.89">
            <text:p>934.89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935.68">
            <text:p>935.68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936.46">
            <text:p>936.4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937.25">
            <text:p>937.2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938.04">
            <text:p>938.0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938.83">
            <text:p>938.83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939.61">
            <text:p>939.6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940.4">
            <text:p>940.4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941.19">
            <text:p>941.19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941.97">
            <text:p>941.97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942.76">
            <text:p>942.7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943.55">
            <text:p>943.5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944.33">
            <text:p>944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945.12">
            <text:p>945.12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945.91">
            <text:p>945.9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946.69">
            <text:p>946.6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947.48">
            <text:p>947.48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948.26">
            <text:p>948.26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949.05">
            <text:p>949.05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949.84">
            <text:p>949.8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950.62">
            <text:p>950.62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951.41">
            <text:p>951.4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952.19">
            <text:p>952.1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952.98">
            <text:p>952.98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953.76">
            <text:p>953.7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954.55">
            <text:p>954.55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955.33">
            <text:p>955.33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956.12">
            <text:p>956.12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956.9">
            <text:p>956.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957.69">
            <text:p>957.69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958.47">
            <text:p>958.4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959.26">
            <text:p>959.2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960.04">
            <text:p>960.04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960.82">
            <text:p>960.82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961.61">
            <text:p>961.6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962.39">
            <text:p>962.3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963.18">
            <text:p>963.18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963.96">
            <text:p>963.9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964.74">
            <text:p>964.7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965.53">
            <text:p>965.53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966.31">
            <text:p>966.3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967.09">
            <text:p>967.09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967.88">
            <text:p>967.88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968.66">
            <text:p>968.6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969.44">
            <text:p>969.4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970.22">
            <text:p>970.22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971.01">
            <text:p>971.0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971.79">
            <text:p>971.7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972.57">
            <text:p>972.5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973.35">
            <text:p>973.35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974.13">
            <text:p>974.1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974.92">
            <text:p>974.92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975.7">
            <text:p>975.7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976.48">
            <text:p>976.48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977.26">
            <text:p>977.2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978.04">
            <text:p>978.0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978.82">
            <text:p>978.82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979.61">
            <text:p>979.6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980.39">
            <text:p>980.39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981.17">
            <text:p>981.17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981.95">
            <text:p>981.95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982.73">
            <text:p>982.7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983.51">
            <text:p>983.5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984.29">
            <text:p>984.29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985.07">
            <text:p>985.07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985.85">
            <text:p>985.85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986.63">
            <text:p>986.63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987.41">
            <text:p>987.4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988.19">
            <text:p>988.19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988.97">
            <text:p>988.97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989.75">
            <text:p>989.75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990.53">
            <text:p>990.53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991.31">
            <text:p>991.3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992.09">
            <text:p>992.0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992.87">
            <text:p>992.87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993.65">
            <text:p>993.6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994.42">
            <text:p>994.42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995.2">
            <text:p>995.2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995.98">
            <text:p>995.98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996.76">
            <text:p>996.7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997.54">
            <text:p>997.5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998.32">
            <text:p>998.32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999.09">
            <text:p>999.0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999.87">
            <text:p>999.8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000.65">
            <text:p>1000.65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001.43">
            <text:p>1001.43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2.21">
            <text:p>1002.2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002.98">
            <text:p>1002.98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1003.76">
            <text:p>1003.7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004.54">
            <text:p>1004.5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1005.31">
            <text:p>1005.3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006.09">
            <text:p>1006.09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006.87">
            <text:p>1006.87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007.64">
            <text:p>1007.64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1008.42">
            <text:p>1008.4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009.2">
            <text:p>1009.2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009.97">
            <text:p>1009.97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1010.75">
            <text:p>1010.7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011.53">
            <text:p>1011.5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1012.3">
            <text:p>1012.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1013.08">
            <text:p>1013.08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013.85">
            <text:p>1013.85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1014.63">
            <text:p>1014.6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1015.4">
            <text:p>1015.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1016.18">
            <text:p>1016.18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016.95">
            <text:p>1016.9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1017.73">
            <text:p>1017.7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1018.5">
            <text:p>1018.5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1019.28">
            <text:p>1019.28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20.05">
            <text:p>1020.0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20.83">
            <text:p>1020.83</text:p>
          </table:table-cell>
          <table:table-cell office:value-type="float" office:value="70">
            <text:p>7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1">12/21/2009</text:date>, <text:time>13:5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Ondrej Hybl</meta:initial-creator>
    <meta:creation-date>2009-12-21T13:51:24</meta:creation-date>
    <dc:creator>Ondrej Hybl</dc:creator>
    <dc:date>2009-12-21T13:56:19</dc:date>
    <meta:editing-cycles>1</meta:editing-cycles>
    <meta:editing-duration>PT4M59S</meta:editing-duration>
    <meta:user-defined meta:name="Info 1"/>
    <meta:user-defined meta:name="Info 2"/>
    <meta:user-defined meta:name="Info 3"/>
    <meta:user-defined meta:name="Info 4"/>
    <meta:document-statistic meta:table-count="3" meta:cell-count="30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33.622cm" svg:height="24.813cm" chart:class="chart:scatter" chart:style-name="ch1">
        <chart:legend chart:legend-position="end" svg:x="30.555cm" svg:y="12.099cm" chart:style-name="ch2"/>
        <chart:plot-area chart:style-name="ch3" table:cell-range-address="Sheet1.B3:Sheet1.C1027" chart:data-source-has-labels="row" svg:x="0.672cm" svg:y="0.496cm" svg:width="29.211cm" svg:height="23.32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027" chart:label-cell-address="Sheet1.C3:Sheet1.C3" chart:class="chart:scatter">
            <chart:domain table:cell-range-address="Sheet1.B4:Sheet1.B1027"/>
            <chart:data-point chart:repeated="10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tensität [dig]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</table:table-cell>
              <table:table-cell office:value-type="float" office:value="185.22">
                <text:p>185.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86.06">
                <text:p>186.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86.89">
                <text:p>186.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87.73">
                <text:p>187.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88.56">
                <text:p>188.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89.4">
                <text:p>189.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90.24">
                <text:p>190.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91.07">
                <text:p>191.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91.91">
                <text:p>191.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92.74">
                <text:p>192.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93.58">
                <text:p>193.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94.41">
                <text:p>194.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95.25">
                <text:p>195.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96.08">
                <text:p>196.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96.92">
                <text:p>196.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97.75">
                <text:p>197.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98.59">
                <text:p>198.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99.43">
                <text:p>199.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00.26">
                <text:p>200.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01.1">
                <text:p>201.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01.93">
                <text:p>201.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02.77">
                <text:p>202.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03.6">
                <text:p>203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04.44">
                <text:p>204.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05.27">
                <text:p>205.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06.11">
                <text:p>206.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06.95">
                <text:p>206.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07.78">
                <text:p>207.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08.62">
                <text:p>208.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09.45">
                <text:p>209.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10.29">
                <text:p>210.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11.12">
                <text:p>211.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211.96">
                <text:p>211.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212.79">
                <text:p>212.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213.63">
                <text:p>213.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214.47">
                <text:p>214.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215.3">
                <text:p>215.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216.14">
                <text:p>216.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216.97">
                <text:p>216.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217.81">
                <text:p>217.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218.64">
                <text:p>218.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219.48">
                <text:p>219.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220.32">
                <text:p>220.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221.15">
                <text:p>221.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221.99">
                <text:p>221.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222.82">
                <text:p>222.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223.66">
                <text:p>223.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224.49">
                <text:p>224.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225.33">
                <text:p>225.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226.17">
                <text:p>226.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227">
                <text:p>2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227.84">
                <text:p>227.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228.67">
                <text:p>228.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229.51">
                <text:p>229.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230.34">
                <text:p>230.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231.18">
                <text:p>231.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232.02">
                <text:p>232.0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232.85">
                <text:p>232.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233.69">
                <text:p>233.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234.52">
                <text:p>234.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235.36">
                <text:p>235.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236.19">
                <text:p>236.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237.03">
                <text:p>237.0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237.87">
                <text:p>237.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238.7">
                <text:p>238.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239.54">
                <text:p>239.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240.37">
                <text:p>240.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241.21">
                <text:p>241.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242.04">
                <text:p>242.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242.88">
                <text:p>242.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243.72">
                <text:p>243.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244.55">
                <text:p>244.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245.39">
                <text:p>245.3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246.22">
                <text:p>246.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247.06">
                <text:p>247.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247.89">
                <text:p>247.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248.73">
                <text:p>248.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249.57">
                <text:p>249.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250.4">
                <text:p>250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251.24">
                <text:p>251.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252.07">
                <text:p>252.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252.91">
                <text:p>252.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253.74">
                <text:p>253.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254.58">
                <text:p>254.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255.42">
                <text:p>255.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256.25">
                <text:p>256.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257.09">
                <text:p>257.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257.92">
                <text:p>257.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258.76">
                <text:p>258.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259.6">
                <text:p>259.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260.43">
                <text:p>260.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261.27">
                <text:p>261.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262.1">
                <text:p>262.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262.94">
                <text:p>262.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263.77">
                <text:p>263.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264.61">
                <text:p>264.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265.45">
                <text:p>265.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266.28">
                <text:p>266.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267.12">
                <text:p>267.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267.95">
                <text:p>267.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268.79">
                <text:p>268.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269.62">
                <text:p>269.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270.46">
                <text:p>270.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271.3">
                <text:p>271.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72.13">
                <text:p>272.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272.97">
                <text:p>272.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273.8">
                <text:p>273.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274.64">
                <text:p>274.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275.47">
                <text:p>275.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276.31">
                <text:p>276.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277.15">
                <text:p>277.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277.98">
                <text:p>277.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278.82">
                <text:p>278.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279.65">
                <text:p>279.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280.49">
                <text:p>280.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281.32">
                <text:p>281.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282.16">
                <text:p>282.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282.99">
                <text:p>282.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283.83">
                <text:p>283.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284.67">
                <text:p>284.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285.5">
                <text:p>285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286.34">
                <text:p>286.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87.17">
                <text:p>287.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88.01">
                <text:p>288.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88.84">
                <text:p>288.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89.68">
                <text:p>289.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90.52">
                <text:p>290.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91.35">
                <text:p>291.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92.19">
                <text:p>292.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93.02">
                <text:p>293.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93.86">
                <text:p>293.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94.69">
                <text:p>294.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295.53">
                <text:p>295.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296.36">
                <text:p>296.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297.2">
                <text:p>297.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298.04">
                <text:p>298.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298.87">
                <text:p>298.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299.71">
                <text:p>299.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300.54">
                <text:p>300.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301.38">
                <text:p>301.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302.21">
                <text:p>302.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303.05">
                <text:p>303.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303.88">
                <text:p>303.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304.72">
                <text:p>304.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305.55">
                <text:p>305.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306.39">
                <text:p>306.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307.23">
                <text:p>307.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308.06">
                <text:p>308.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308.9">
                <text:p>308.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309.73">
                <text:p>309.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310.57">
                <text:p>310.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311.4">
                <text:p>311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312.24">
                <text:p>312.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313.07">
                <text:p>313.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313.91">
                <text:p>313.9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314.74">
                <text:p>314.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315.58">
                <text:p>315.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316.41">
                <text:p>316.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317.25">
                <text:p>317.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318.08">
                <text:p>318.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318.92">
                <text:p>318.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319.76">
                <text:p>319.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320.59">
                <text:p>320.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321.43">
                <text:p>321.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322.26">
                <text:p>322.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323.1">
                <text:p>323.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323.93">
                <text:p>323.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324.77">
                <text:p>324.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325.6">
                <text:p>325.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326.44">
                <text:p>326.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327.27">
                <text:p>327.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328.11">
                <text:p>328.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328.94">
                <text:p>328.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329.78">
                <text:p>329.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330.61">
                <text:p>330.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331.45">
                <text:p>331.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332.28">
                <text:p>332.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333.12">
                <text:p>333.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333.95">
                <text:p>333.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334.79">
                <text:p>334.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335.62">
                <text:p>335.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336.46">
                <text:p>336.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337.29">
                <text:p>337.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338.13">
                <text:p>338.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338.96">
                <text:p>338.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339.8">
                <text:p>339.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340.63">
                <text:p>340.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341.47">
                <text:p>341.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342.3">
                <text:p>342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343.14">
                <text:p>343.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343.97">
                <text:p>343.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344.81">
                <text:p>344.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345.64">
                <text:p>345.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346.48">
                <text:p>346.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347.31">
                <text:p>347.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348.15">
                <text:p>348.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348.98">
                <text:p>348.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349.82">
                <text:p>349.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350.65">
                <text:p>350.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351.49">
                <text:p>351.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352.32">
                <text:p>352.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353.15">
                <text:p>353.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353.99">
                <text:p>353.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354.82">
                <text:p>354.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355.66">
                <text:p>355.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356.49">
                <text:p>356.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357.33">
                <text:p>357.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358.16">
                <text:p>358.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359">
                <text:p>3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359.83">
                <text:p>359.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360.67">
                <text:p>360.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361.5">
                <text:p>361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362.34">
                <text:p>362.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363.17">
                <text:p>363.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364">
                <text:p>3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364.84">
                <text:p>364.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365.67">
                <text:p>365.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366.51">
                <text:p>366.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367.34">
                <text:p>367.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368.18">
                <text:p>368.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369.01">
                <text:p>369.0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369.84">
                <text:p>369.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370.68">
                <text:p>370.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371.51">
                <text:p>371.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372.35">
                <text:p>372.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373.18">
                <text:p>373.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374.02">
                <text:p>374.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374.85">
                <text:p>374.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375.68">
                <text:p>375.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376.52">
                <text:p>376.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377.35">
                <text:p>377.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378.19">
                <text:p>378.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379.02">
                <text:p>379.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379.86">
                <text:p>379.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380.69">
                <text:p>380.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381.52">
                <text:p>381.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382.36">
                <text:p>382.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383.19">
                <text:p>383.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384.03">
                <text:p>384.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384.86">
                <text:p>384.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385.69">
                <text:p>385.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386.53">
                <text:p>386.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387.36">
                <text:p>387.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388.19">
                <text:p>388.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389.03">
                <text:p>389.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389.86">
                <text:p>389.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390.7">
                <text:p>390.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391.53">
                <text:p>391.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392.36">
                <text:p>392.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393.2">
                <text:p>393.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394.03">
                <text:p>394.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394.86">
                <text:p>394.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395.7">
                <text:p>395.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396.53">
                <text:p>396.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397.37">
                <text:p>397.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398.2">
                <text:p>398.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399.03">
                <text:p>399.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399.87">
                <text:p>399.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400.7">
                <text:p>400.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401.53">
                <text:p>401.5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402.37">
                <text:p>402.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403.2">
                <text:p>403.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404.03">
                <text:p>404.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404.87">
                <text:p>404.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405.7">
                <text:p>405.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406.53">
                <text:p>406.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407.37">
                <text:p>407.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408.2">
                <text:p>408.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409.03">
                <text:p>409.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409.87">
                <text:p>409.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410.7">
                <text:p>410.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411.53">
                <text:p>411.5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412.37">
                <text:p>412.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413.2">
                <text:p>413.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414.03">
                <text:p>414.0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414.87">
                <text:p>414.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415.7">
                <text:p>415.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416.53">
                <text:p>416.5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417.36">
                <text:p>417.3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418.2">
                <text:p>418.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419.03">
                <text:p>419.0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419.86">
                <text:p>419.8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420.7">
                <text:p>420.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421.53">
                <text:p>421.5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422.36">
                <text:p>422.3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423.19">
                <text:p>423.1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424.03">
                <text:p>424.0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424.86">
                <text:p>424.8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425.69">
                <text:p>425.6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426.53">
                <text:p>426.53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427.36">
                <text:p>427.3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428.19">
                <text:p>428.19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429.02">
                <text:p>429.02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429.86">
                <text:p>429.86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430.69">
                <text:p>430.69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431.52">
                <text:p>431.52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432.35">
                <text:p>432.35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433.19">
                <text:p>433.19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434.02">
                <text:p>434.02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434.85">
                <text:p>434.85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435.68">
                <text:p>435.68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436.51">
                <text:p>436.51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437.35">
                <text:p>437.35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438.18">
                <text:p>438.18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439.01">
                <text:p>439.01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439.84">
                <text:p>439.84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440.68">
                <text:p>440.68</text:p>
              </table:table-cell>
              <table:table-cell office:value-type="float" office:value="9955">
                <text:p>9955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441.51">
                <text:p>441.51</text:p>
              </table:table-cell>
              <table:table-cell office:value-type="float" office:value="11226">
                <text:p>11226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442.34">
                <text:p>442.34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443.17">
                <text:p>443.17</text:p>
              </table:table-cell>
              <table:table-cell office:value-type="float" office:value="14046">
                <text:p>14046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444">
                <text:p>444</text:p>
              </table:table-cell>
              <table:table-cell office:value-type="float" office:value="15494">
                <text:p>15494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444.84">
                <text:p>444.84</text:p>
              </table:table-cell>
              <table:table-cell office:value-type="float" office:value="16976">
                <text:p>16976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445.67">
                <text:p>445.67</text:p>
              </table:table-cell>
              <table:table-cell office:value-type="float" office:value="18429">
                <text:p>18429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446.5">
                <text:p>446.5</text:p>
              </table:table-cell>
              <table:table-cell office:value-type="float" office:value="19759">
                <text:p>19759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447.33">
                <text:p>447.33</text:p>
              </table:table-cell>
              <table:table-cell office:value-type="float" office:value="20962">
                <text:p>20962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448.16">
                <text:p>448.16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449">
                <text:p>449</text:p>
              </table:table-cell>
              <table:table-cell office:value-type="float" office:value="22737">
                <text:p>22737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449.83">
                <text:p>449.83</text:p>
              </table:table-cell>
              <table:table-cell office:value-type="float" office:value="23274">
                <text:p>23274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450.66">
                <text:p>450.66</text:p>
              </table:table-cell>
              <table:table-cell office:value-type="float" office:value="23517">
                <text:p>23517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451.49">
                <text:p>451.49</text:p>
              </table:table-cell>
              <table:table-cell office:value-type="float" office:value="23458">
                <text:p>23458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452.32">
                <text:p>452.32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453.15">
                <text:p>453.15</text:p>
              </table:table-cell>
              <table:table-cell office:value-type="float" office:value="22649">
                <text:p>22649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453.99">
                <text:p>453.99</text:p>
              </table:table-cell>
              <table:table-cell office:value-type="float" office:value="21912">
                <text:p>21912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454.82">
                <text:p>454.82</text:p>
              </table:table-cell>
              <table:table-cell office:value-type="float" office:value="21008">
                <text:p>21008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455.65">
                <text:p>455.65</text:p>
              </table:table-cell>
              <table:table-cell office:value-type="float" office:value="19989">
                <text:p>19989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456.48">
                <text:p>456.48</text:p>
              </table:table-cell>
              <table:table-cell office:value-type="float" office:value="18906">
                <text:p>18906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457.31">
                <text:p>457.31</text:p>
              </table:table-cell>
              <table:table-cell office:value-type="float" office:value="17864">
                <text:p>17864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458.14">
                <text:p>458.14</text:p>
              </table:table-cell>
              <table:table-cell office:value-type="float" office:value="16788">
                <text:p>16788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458.97">
                <text:p>458.97</text:p>
              </table:table-cell>
              <table:table-cell office:value-type="float" office:value="15789">
                <text:p>15789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459.81">
                <text:p>459.81</text:p>
              </table:table-cell>
              <table:table-cell office:value-type="float" office:value="14839">
                <text:p>14839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460.64">
                <text:p>460.64</text:p>
              </table:table-cell>
              <table:table-cell office:value-type="float" office:value="13931">
                <text:p>13931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461.47">
                <text:p>461.47</text:p>
              </table:table-cell>
              <table:table-cell office:value-type="float" office:value="13102">
                <text:p>13102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462.3">
                <text:p>462.3</text:p>
              </table:table-cell>
              <table:table-cell office:value-type="float" office:value="12337">
                <text:p>12337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463.13">
                <text:p>463.13</text:p>
              </table:table-cell>
              <table:table-cell office:value-type="float" office:value="11603">
                <text:p>11603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463.96">
                <text:p>463.96</text:p>
              </table:table-cell>
              <table:table-cell office:value-type="float" office:value="10928">
                <text:p>10928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464.79">
                <text:p>464.79</text:p>
              </table:table-cell>
              <table:table-cell office:value-type="float" office:value="10277">
                <text:p>10277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465.62">
                <text:p>465.62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466.46">
                <text:p>466.46</text:p>
              </table:table-cell>
              <table:table-cell office:value-type="float" office:value="9063">
                <text:p>9063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467.29">
                <text:p>467.29</text:p>
              </table:table-cell>
              <table:table-cell office:value-type="float" office:value="8486">
                <text:p>8486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468.12">
                <text:p>468.12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468.95">
                <text:p>468.95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469.78">
                <text:p>469.78</text:p>
              </table:table-cell>
              <table:table-cell office:value-type="float" office:value="6894">
                <text:p>6894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470.61">
                <text:p>470.61</text:p>
              </table:table-cell>
              <table:table-cell office:value-type="float" office:value="6418">
                <text:p>6418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471.44">
                <text:p>471.44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472.27">
                <text:p>472.27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473.1">
                <text:p>473.1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473.93">
                <text:p>473.93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474.77">
                <text:p>474.77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475.6">
                <text:p>475.6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476.43">
                <text:p>476.43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477.26">
                <text:p>477.26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478.09">
                <text:p>478.09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478.92">
                <text:p>478.9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479.75">
                <text:p>479.75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480.58">
                <text:p>480.58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481.41">
                <text:p>481.41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482.24">
                <text:p>482.24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483.07">
                <text:p>483.07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483.9">
                <text:p>483.9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484.73">
                <text:p>484.73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485.56">
                <text:p>485.56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486.39">
                <text:p>486.39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487.22">
                <text:p>487.22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488.05">
                <text:p>488.05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488.88">
                <text:p>488.88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489.71">
                <text:p>489.71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490.54">
                <text:p>490.54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491.37">
                <text:p>491.37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492.2">
                <text:p>492.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493.03">
                <text:p>493.03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493.86">
                <text:p>493.86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494.69">
                <text:p>494.69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495.52">
                <text:p>495.52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496.35">
                <text:p>496.35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497.18">
                <text:p>497.18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498.01">
                <text:p>498.01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498.84">
                <text:p>498.84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499.67">
                <text:p>499.67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500.5">
                <text:p>500.5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501.33">
                <text:p>501.33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502.16">
                <text:p>502.16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502.99">
                <text:p>502.99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503.82">
                <text:p>503.82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504.65">
                <text:p>504.65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505.48">
                <text:p>505.48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506.3">
                <text:p>506.3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507.13">
                <text:p>507.13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507.96">
                <text:p>507.96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508.79">
                <text:p>508.79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509.62">
                <text:p>509.62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510.45">
                <text:p>510.45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511.28">
                <text:p>511.28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512.11">
                <text:p>512.11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Row 397</text:p>
              </table:table-cell>
              <table:table-cell office:value-type="float" office:value="512.94">
                <text:p>512.94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Row 398</text:p>
              </table:table-cell>
              <table:table-cell office:value-type="float" office:value="513.77">
                <text:p>513.77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Row 399</text:p>
              </table:table-cell>
              <table:table-cell office:value-type="float" office:value="514.59">
                <text:p>514.59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Row 400</text:p>
              </table:table-cell>
              <table:table-cell office:value-type="float" office:value="515.42">
                <text:p>515.42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Row 401</text:p>
              </table:table-cell>
              <table:table-cell office:value-type="float" office:value="516.25">
                <text:p>516.25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517.08">
                <text:p>517.08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517.91">
                <text:p>517.91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518.74">
                <text:p>518.74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519.57">
                <text:p>519.57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520.4">
                <text:p>520.4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521.22">
                <text:p>521.22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522.05">
                <text:p>522.05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522.88">
                <text:p>522.88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523.71">
                <text:p>523.71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524.54">
                <text:p>524.54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525.37">
                <text:p>525.37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526.19">
                <text:p>526.19</text:p>
              </table:table-cell>
              <table:table-cell office:value-type="float" office:value="4311">
                <text:p>4311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527.02">
                <text:p>527.02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527.85">
                <text:p>527.85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528.68">
                <text:p>528.68</text:p>
              </table:table-cell>
              <table:table-cell office:value-type="float" office:value="4571">
                <text:p>4571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529.51">
                <text:p>529.51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530.33">
                <text:p>530.33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531.16">
                <text:p>531.16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531.99">
                <text:p>531.99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532.82">
                <text:p>532.82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533.65">
                <text:p>533.65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534.47">
                <text:p>534.47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535.3">
                <text:p>535.3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536.13">
                <text:p>536.13</text:p>
              </table:table-cell>
              <table:table-cell office:value-type="float" office:value="5416">
                <text:p>5416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536.96">
                <text:p>536.96</text:p>
              </table:table-cell>
              <table:table-cell office:value-type="float" office:value="5507">
                <text:p>5507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537.78">
                <text:p>537.78</text:p>
              </table:table-cell>
              <table:table-cell office:value-type="float" office:value="5601">
                <text:p>5601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538.61">
                <text:p>538.61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539.44">
                <text:p>539.44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540.27">
                <text:p>540.27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541.09">
                <text:p>541.09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541.92">
                <text:p>541.92</text:p>
              </table:table-cell>
              <table:table-cell office:value-type="float" office:value="6095">
                <text:p>6095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542.75">
                <text:p>542.75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543.57">
                <text:p>543.57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544.4">
                <text:p>544.4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545.23">
                <text:p>545.23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546.06">
                <text:p>546.06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546.88">
                <text:p>546.88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547.71">
                <text:p>547.71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548.54">
                <text:p>548.54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549.36">
                <text:p>549.36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550.19">
                <text:p>550.19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551.02">
                <text:p>551.02</text:p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551.84">
                <text:p>551.84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552.67">
                <text:p>552.67</text:p>
              </table:table-cell>
              <table:table-cell office:value-type="float" office:value="7255">
                <text:p>7255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553.5">
                <text:p>553.5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554.32">
                <text:p>554.32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555.15">
                <text:p>555.15</text:p>
              </table:table-cell>
              <table:table-cell office:value-type="float" office:value="7473">
                <text:p>7473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555.98">
                <text:p>555.98</text:p>
              </table:table-cell>
              <table:table-cell office:value-type="float" office:value="7548">
                <text:p>7548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556.8">
                <text:p>556.8</text:p>
              </table:table-cell>
              <table:table-cell office:value-type="float" office:value="7613">
                <text:p>7613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557.63">
                <text:p>557.63</text:p>
              </table:table-cell>
              <table:table-cell office:value-type="float" office:value="7649">
                <text:p>7649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558.46">
                <text:p>558.46</text:p>
              </table:table-cell>
              <table:table-cell office:value-type="float" office:value="7684">
                <text:p>7684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559.28">
                <text:p>559.28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560.11">
                <text:p>560.11</text:p>
              </table:table-cell>
              <table:table-cell office:value-type="float" office:value="7742">
                <text:p>7742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560.93">
                <text:p>560.93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561.76">
                <text:p>561.76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562.59">
                <text:p>562.59</text:p>
              </table:table-cell>
              <table:table-cell office:value-type="float" office:value="7541">
                <text:p>7541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563.41">
                <text:p>563.41</text:p>
              </table:table-cell>
              <table:table-cell office:value-type="float" office:value="7471">
                <text:p>7471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564.24">
                <text:p>564.24</text:p>
              </table:table-cell>
              <table:table-cell office:value-type="float" office:value="7461">
                <text:p>7461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565.06">
                <text:p>565.06</text:p>
              </table:table-cell>
              <table:table-cell office:value-type="float" office:value="7522">
                <text:p>7522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565.89">
                <text:p>565.89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566.72">
                <text:p>566.72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567.54">
                <text:p>567.54</text:p>
              </table:table-cell>
              <table:table-cell office:value-type="float" office:value="7913">
                <text:p>7913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568.37">
                <text:p>568.37</text:p>
              </table:table-cell>
              <table:table-cell office:value-type="float" office:value="8077">
                <text:p>8077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569.19">
                <text:p>569.19</text:p>
              </table:table-cell>
              <table:table-cell office:value-type="float" office:value="8197">
                <text:p>8197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570.02">
                <text:p>570.02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570.84">
                <text:p>570.84</text:p>
              </table:table-cell>
              <table:table-cell office:value-type="float" office:value="8202">
                <text:p>8202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571.67">
                <text:p>571.67</text:p>
              </table:table-cell>
              <table:table-cell office:value-type="float" office:value="8116">
                <text:p>8116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572.5">
                <text:p>572.5</text:p>
              </table:table-cell>
              <table:table-cell office:value-type="float" office:value="8019">
                <text:p>8019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573.32">
                <text:p>573.32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574.15">
                <text:p>574.15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574.97">
                <text:p>574.97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575.8">
                <text:p>575.8</text:p>
              </table:table-cell>
              <table:table-cell office:value-type="float" office:value="7644">
                <text:p>7644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576.62">
                <text:p>576.62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577.45">
                <text:p>577.45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578.27">
                <text:p>578.27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579.1">
                <text:p>579.1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579.92">
                <text:p>579.92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580.75">
                <text:p>580.75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581.57">
                <text:p>581.57</text:p>
              </table:table-cell>
              <table:table-cell office:value-type="float" office:value="6855">
                <text:p>6855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582.4">
                <text:p>582.4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583.22">
                <text:p>583.22</text:p>
              </table:table-cell>
              <table:table-cell office:value-type="float" office:value="6594">
                <text:p>6594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584.05">
                <text:p>584.05</text:p>
              </table:table-cell>
              <table:table-cell office:value-type="float" office:value="6464">
                <text:p>6464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584.87">
                <text:p>584.87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585.7">
                <text:p>585.7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586.52">
                <text:p>586.52</text:p>
              </table:table-cell>
              <table:table-cell office:value-type="float" office:value="6093">
                <text:p>6093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587.34">
                <text:p>587.34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588.17">
                <text:p>588.17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588.99">
                <text:p>588.99</text:p>
              </table:table-cell>
              <table:table-cell office:value-type="float" office:value="5755">
                <text:p>5755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589.82">
                <text:p>589.82</text:p>
              </table:table-cell>
              <table:table-cell office:value-type="float" office:value="5653">
                <text:p>5653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590.64">
                <text:p>590.64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591.47">
                <text:p>591.47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592.29">
                <text:p>592.29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593.11">
                <text:p>593.11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593.94">
                <text:p>593.94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594.76">
                <text:p>594.76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Row 497</text:p>
              </table:table-cell>
              <table:table-cell office:value-type="float" office:value="595.59">
                <text:p>595.59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Row 498</text:p>
              </table:table-cell>
              <table:table-cell office:value-type="float" office:value="596.41">
                <text:p>596.41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Row 499</text:p>
              </table:table-cell>
              <table:table-cell office:value-type="float" office:value="597.23">
                <text:p>597.23</text:p>
              </table:table-cell>
              <table:table-cell office:value-type="float" office:value="4793">
                <text:p>4793</text:p>
              </table:table-cell>
            </table:table-row>
            <table:table-row>
              <table:table-cell office:value-type="string">
                <text:p>Row 500</text:p>
              </table:table-cell>
              <table:table-cell office:value-type="float" office:value="598.06">
                <text:p>598.06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string">
                <text:p>Row 501</text:p>
              </table:table-cell>
              <table:table-cell office:value-type="float" office:value="598.88">
                <text:p>598.88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Row 502</text:p>
              </table:table-cell>
              <table:table-cell office:value-type="float" office:value="599.7">
                <text:p>599.7</text:p>
              </table:table-cell>
              <table:table-cell office:value-type="float" office:value="4541">
                <text:p>4541</text:p>
              </table:table-cell>
            </table:table-row>
            <table:table-row>
              <table:table-cell office:value-type="string">
                <text:p>Row 503</text:p>
              </table:table-cell>
              <table:table-cell office:value-type="float" office:value="600.53">
                <text:p>600.53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string">
                <text:p>Row 504</text:p>
              </table:table-cell>
              <table:table-cell office:value-type="float" office:value="601.35">
                <text:p>601.35</text:p>
              </table:table-cell>
              <table:table-cell office:value-type="float" office:value="4377">
                <text:p>4377</text:p>
              </table:table-cell>
            </table:table-row>
            <table:table-row>
              <table:table-cell office:value-type="string">
                <text:p>Row 505</text:p>
              </table:table-cell>
              <table:table-cell office:value-type="float" office:value="602.17">
                <text:p>602.17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Row 506</text:p>
              </table:table-cell>
              <table:table-cell office:value-type="float" office:value="603">
                <text:p>603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Row 507</text:p>
              </table:table-cell>
              <table:table-cell office:value-type="float" office:value="603.82">
                <text:p>603.82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604.64">
                <text:p>604.64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605.47">
                <text:p>605.4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606.29">
                <text:p>606.29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607.11">
                <text:p>607.11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607.94">
                <text:p>607.94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608.76">
                <text:p>608.76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609.58">
                <text:p>609.58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610.41">
                <text:p>610.4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611.23">
                <text:p>611.23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612.05">
                <text:p>612.05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12.87">
                <text:p>612.87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613.7">
                <text:p>613.7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614.52">
                <text:p>614.52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615.34">
                <text:p>615.34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616.16">
                <text:p>616.16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616.99">
                <text:p>616.99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617.81">
                <text:p>617.81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618.63">
                <text:p>618.63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619.45">
                <text:p>619.45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620.28">
                <text:p>620.28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621.1">
                <text:p>621.1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621.92">
                <text:p>621.92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622.74">
                <text:p>622.74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623.56">
                <text:p>623.56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624.38">
                <text:p>624.38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625.21">
                <text:p>625.21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626.03">
                <text:p>626.03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626.85">
                <text:p>626.8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627.67">
                <text:p>627.67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628.49">
                <text:p>628.49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629.31">
                <text:p>629.31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630.14">
                <text:p>630.14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630.96">
                <text:p>630.96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631.78">
                <text:p>631.78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632.6">
                <text:p>632.6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633.42">
                <text:p>633.42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634.24">
                <text:p>634.24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635.06">
                <text:p>635.06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635.88">
                <text:p>635.88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636.7">
                <text:p>636.7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637.53">
                <text:p>637.5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638.35">
                <text:p>638.35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639.17">
                <text:p>639.17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639.99">
                <text:p>639.99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640.81">
                <text:p>640.81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641.63">
                <text:p>641.63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642.45">
                <text:p>642.4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643.27">
                <text:p>643.27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644.09">
                <text:p>644.0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644.91">
                <text:p>644.9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645.73">
                <text:p>645.7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646.55">
                <text:p>646.5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647.37">
                <text:p>647.37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648.19">
                <text:p>648.1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649.01">
                <text:p>649.0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649.83">
                <text:p>649.83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650.65">
                <text:p>650.65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651.47">
                <text:p>651.4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652.29">
                <text:p>652.2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653.11">
                <text:p>653.11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653.93">
                <text:p>653.9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654.75">
                <text:p>654.75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655.57">
                <text:p>655.57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656.39">
                <text:p>656.3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57.21">
                <text:p>657.21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58.02">
                <text:p>658.02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58.84">
                <text:p>658.8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59.66">
                <text:p>659.6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60.48">
                <text:p>660.4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61.3">
                <text:p>661.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2.12">
                <text:p>662.1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62.94">
                <text:p>662.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63.76">
                <text:p>663.7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64.58">
                <text:p>664.5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665.39">
                <text:p>665.3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666.21">
                <text:p>666.2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667.03">
                <text:p>667.0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667.85">
                <text:p>667.8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668.67">
                <text:p>668.6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669.49">
                <text:p>669.4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670.3">
                <text:p>670.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671.12">
                <text:p>671.1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671.94">
                <text:p>671.9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672.76">
                <text:p>672.7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673.58">
                <text:p>673.5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674.39">
                <text:p>674.3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675.21">
                <text:p>675.21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676.03">
                <text:p>676.0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676.85">
                <text:p>676.8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677.66">
                <text:p>677.6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678.48">
                <text:p>678.4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679.3">
                <text:p>679.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680.12">
                <text:p>680.1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680.93">
                <text:p>680.9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681.75">
                <text:p>681.7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Row 603</text:p>
              </table:table-cell>
              <table:table-cell office:value-type="float" office:value="682.57">
                <text:p>682.57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Row 604</text:p>
              </table:table-cell>
              <table:table-cell office:value-type="float" office:value="683.38">
                <text:p>683.3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Row 605</text:p>
              </table:table-cell>
              <table:table-cell office:value-type="float" office:value="684.2">
                <text:p>684.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Row 606</text:p>
              </table:table-cell>
              <table:table-cell office:value-type="float" office:value="685.02">
                <text:p>685.0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Row 607</text:p>
              </table:table-cell>
              <table:table-cell office:value-type="float" office:value="685.83">
                <text:p>685.8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Row 608</text:p>
              </table:table-cell>
              <table:table-cell office:value-type="float" office:value="686.65">
                <text:p>686.6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Row 609</text:p>
              </table:table-cell>
              <table:table-cell office:value-type="float" office:value="687.47">
                <text:p>687.4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Row 610</text:p>
              </table:table-cell>
              <table:table-cell office:value-type="float" office:value="688.28">
                <text:p>688.2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689.1">
                <text:p>689.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689.92">
                <text:p>689.9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690.73">
                <text:p>690.7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691.55">
                <text:p>691.5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692.37">
                <text:p>692.3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693.18">
                <text:p>693.1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694">
                <text:p>69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694.81">
                <text:p>694.8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695.63">
                <text:p>695.6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696.45">
                <text:p>696.4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697.26">
                <text:p>697.2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698.08">
                <text:p>698.0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698.89">
                <text:p>698.8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699.71">
                <text:p>699.7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700.52">
                <text:p>700.5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701.34">
                <text:p>701.3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702.16">
                <text:p>702.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702.97">
                <text:p>702.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703.79">
                <text:p>703.7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704.6">
                <text:p>704.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705.42">
                <text:p>705.4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706.23">
                <text:p>706.2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707.05">
                <text:p>707.0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707.86">
                <text:p>707.8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708.68">
                <text:p>708.6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709.49">
                <text:p>709.4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710.3">
                <text:p>710.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711.12">
                <text:p>711.1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711.93">
                <text:p>711.9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712.75">
                <text:p>712.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713.56">
                <text:p>713.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714.38">
                <text:p>714.3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715.19">
                <text:p>715.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716">
                <text:p>7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716.82">
                <text:p>716.8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717.63">
                <text:p>717.6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718.45">
                <text:p>718.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719.26">
                <text:p>719.2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720.07">
                <text:p>720.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720.89">
                <text:p>720.8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721.7">
                <text:p>721.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722.51">
                <text:p>722.5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723.33">
                <text:p>723.3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724.14">
                <text:p>724.1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724.95">
                <text:p>724.9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725.77">
                <text:p>725.7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726.58">
                <text:p>726.5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727.39">
                <text:p>727.3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728.21">
                <text:p>728.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729.02">
                <text:p>729.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729.83">
                <text:p>729.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730.64">
                <text:p>730.6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731.46">
                <text:p>731.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732.27">
                <text:p>732.2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733.08">
                <text:p>733.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733.89">
                <text:p>733.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734.71">
                <text:p>734.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735.52">
                <text:p>735.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736.33">
                <text:p>736.3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737.14">
                <text:p>737.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737.95">
                <text:p>737.9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738.77">
                <text:p>738.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739.58">
                <text:p>739.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740.39">
                <text:p>740.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741.2">
                <text:p>741.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742.01">
                <text:p>742.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742.82">
                <text:p>742.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743.63">
                <text:p>743.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744.45">
                <text:p>744.4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745.26">
                <text:p>745.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746.07">
                <text:p>746.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746.88">
                <text:p>746.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747.69">
                <text:p>747.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748.5">
                <text:p>748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749.31">
                <text:p>749.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750.12">
                <text:p>750.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750.93">
                <text:p>750.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751.74">
                <text:p>751.7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752.55">
                <text:p>752.5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753.36">
                <text:p>753.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754.17">
                <text:p>754.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754.98">
                <text:p>754.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755.8">
                <text:p>755.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756.61">
                <text:p>756.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757.42">
                <text:p>757.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758.22">
                <text:p>758.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759.03">
                <text:p>759.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759.84">
                <text:p>759.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760.65">
                <text:p>760.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761.46">
                <text:p>761.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762.27">
                <text:p>762.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763.08">
                <text:p>763.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763.89">
                <text:p>763.8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764.7">
                <text:p>764.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765.51">
                <text:p>765.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Row 706</text:p>
              </table:table-cell>
              <table:table-cell office:value-type="float" office:value="766.32">
                <text:p>766.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Row 707</text:p>
              </table:table-cell>
              <table:table-cell office:value-type="float" office:value="767.13">
                <text:p>767.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Row 708</text:p>
              </table:table-cell>
              <table:table-cell office:value-type="float" office:value="767.94">
                <text:p>767.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Row 709</text:p>
              </table:table-cell>
              <table:table-cell office:value-type="float" office:value="768.75">
                <text:p>768.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Row 710</text:p>
              </table:table-cell>
              <table:table-cell office:value-type="float" office:value="769.55">
                <text:p>769.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770.36">
                <text:p>770.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771.17">
                <text:p>771.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771.98">
                <text:p>771.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772.79">
                <text:p>772.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773.6">
                <text:p>773.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774.4">
                <text:p>774.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775.21">
                <text:p>775.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776.02">
                <text:p>776.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776.83">
                <text:p>776.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777.64">
                <text:p>777.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778.44">
                <text:p>778.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779.25">
                <text:p>779.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780.06">
                <text:p>780.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780.87">
                <text:p>780.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781.67">
                <text:p>781.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782.48">
                <text:p>782.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783.29">
                <text:p>783.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784.09">
                <text:p>784.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784.9">
                <text:p>784.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785.71">
                <text:p>785.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786.52">
                <text:p>786.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787.32">
                <text:p>787.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788.13">
                <text:p>788.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788.94">
                <text:p>788.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789.74">
                <text:p>789.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790.55">
                <text:p>790.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791.35">
                <text:p>791.3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792.16">
                <text:p>792.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792.97">
                <text:p>792.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793.77">
                <text:p>793.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794.58">
                <text:p>794.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795.38">
                <text:p>795.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796.19">
                <text:p>796.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797">
                <text:p>7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797.8">
                <text:p>797.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798.61">
                <text:p>798.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799.41">
                <text:p>799.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800.22">
                <text:p>800.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801.02">
                <text:p>801.0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801.83">
                <text:p>801.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802.63">
                <text:p>802.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803.44">
                <text:p>803.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804.24">
                <text:p>804.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805.05">
                <text:p>805.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805.85">
                <text:p>805.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806.66">
                <text:p>806.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807.46">
                <text:p>807.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808.27">
                <text:p>808.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809.07">
                <text:p>809.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809.87">
                <text:p>809.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810.68">
                <text:p>810.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811.48">
                <text:p>811.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812.29">
                <text:p>812.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813.09">
                <text:p>813.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813.89">
                <text:p>813.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814.7">
                <text:p>814.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815.5">
                <text:p>815.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816.3">
                <text:p>816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817.11">
                <text:p>817.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817.91">
                <text:p>817.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818.71">
                <text:p>818.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819.52">
                <text:p>819.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820.32">
                <text:p>820.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821.12">
                <text:p>821.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821.93">
                <text:p>821.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822.73">
                <text:p>822.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823.53">
                <text:p>823.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824.33">
                <text:p>824.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825.14">
                <text:p>825.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825.94">
                <text:p>825.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826.74">
                <text:p>826.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827.54">
                <text:p>827.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828.34">
                <text:p>828.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829.15">
                <text:p>829.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829.95">
                <text:p>829.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830.75">
                <text:p>830.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831.55">
                <text:p>831.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832.35">
                <text:p>832.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833.15">
                <text:p>833.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833.96">
                <text:p>833.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834.76">
                <text:p>834.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835.56">
                <text:p>835.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836.36">
                <text:p>836.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837.16">
                <text:p>837.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837.96">
                <text:p>837.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838.76">
                <text:p>838.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839.56">
                <text:p>839.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840.36">
                <text:p>840.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841.16">
                <text:p>841.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841.96">
                <text:p>841.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842.76">
                <text:p>842.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843.56">
                <text:p>843.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844.36">
                <text:p>844.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845.16">
                <text:p>845.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845.96">
                <text:p>845.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06</text:p>
              </table:table-cell>
              <table:table-cell office:value-type="float" office:value="846.76">
                <text:p>846.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07</text:p>
              </table:table-cell>
              <table:table-cell office:value-type="float" office:value="847.56">
                <text:p>847.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08</text:p>
              </table:table-cell>
              <table:table-cell office:value-type="float" office:value="848.36">
                <text:p>848.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09</text:p>
              </table:table-cell>
              <table:table-cell office:value-type="float" office:value="849.16">
                <text:p>849.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10</text:p>
              </table:table-cell>
              <table:table-cell office:value-type="float" office:value="849.96">
                <text:p>849.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811</text:p>
              </table:table-cell>
              <table:table-cell office:value-type="float" office:value="850.76">
                <text:p>850.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12</text:p>
              </table:table-cell>
              <table:table-cell office:value-type="float" office:value="851.56">
                <text:p>851.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13</text:p>
              </table:table-cell>
              <table:table-cell office:value-type="float" office:value="852.36">
                <text:p>852.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814</text:p>
              </table:table-cell>
              <table:table-cell office:value-type="float" office:value="853.16">
                <text:p>853.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815</text:p>
              </table:table-cell>
              <table:table-cell office:value-type="float" office:value="853.96">
                <text:p>853.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816</text:p>
              </table:table-cell>
              <table:table-cell office:value-type="float" office:value="854.76">
                <text:p>854.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817</text:p>
              </table:table-cell>
              <table:table-cell office:value-type="float" office:value="855.55">
                <text:p>855.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18</text:p>
              </table:table-cell>
              <table:table-cell office:value-type="float" office:value="856.35">
                <text:p>856.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19</text:p>
              </table:table-cell>
              <table:table-cell office:value-type="float" office:value="857.15">
                <text:p>857.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20</text:p>
              </table:table-cell>
              <table:table-cell office:value-type="float" office:value="857.95">
                <text:p>857.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821</text:p>
              </table:table-cell>
              <table:table-cell office:value-type="float" office:value="858.75">
                <text:p>858.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22</text:p>
              </table:table-cell>
              <table:table-cell office:value-type="float" office:value="859.55">
                <text:p>859.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23</text:p>
              </table:table-cell>
              <table:table-cell office:value-type="float" office:value="860.34">
                <text:p>860.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24</text:p>
              </table:table-cell>
              <table:table-cell office:value-type="float" office:value="861.14">
                <text:p>861.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25</text:p>
              </table:table-cell>
              <table:table-cell office:value-type="float" office:value="861.94">
                <text:p>861.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26</text:p>
              </table:table-cell>
              <table:table-cell office:value-type="float" office:value="862.74">
                <text:p>862.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827</text:p>
              </table:table-cell>
              <table:table-cell office:value-type="float" office:value="863.53">
                <text:p>863.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28</text:p>
              </table:table-cell>
              <table:table-cell office:value-type="float" office:value="864.33">
                <text:p>864.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29</text:p>
              </table:table-cell>
              <table:table-cell office:value-type="float" office:value="865.13">
                <text:p>865.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830</text:p>
              </table:table-cell>
              <table:table-cell office:value-type="float" office:value="865.93">
                <text:p>865.9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31</text:p>
              </table:table-cell>
              <table:table-cell office:value-type="float" office:value="866.72">
                <text:p>866.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832</text:p>
              </table:table-cell>
              <table:table-cell office:value-type="float" office:value="867.52">
                <text:p>867.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33</text:p>
              </table:table-cell>
              <table:table-cell office:value-type="float" office:value="868.32">
                <text:p>868.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34</text:p>
              </table:table-cell>
              <table:table-cell office:value-type="float" office:value="869.12">
                <text:p>869.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35</text:p>
              </table:table-cell>
              <table:table-cell office:value-type="float" office:value="869.91">
                <text:p>869.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836</text:p>
              </table:table-cell>
              <table:table-cell office:value-type="float" office:value="870.71">
                <text:p>870.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837</text:p>
              </table:table-cell>
              <table:table-cell office:value-type="float" office:value="871.51">
                <text:p>871.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38</text:p>
              </table:table-cell>
              <table:table-cell office:value-type="float" office:value="872.3">
                <text:p>872.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39</text:p>
              </table:table-cell>
              <table:table-cell office:value-type="float" office:value="873.1">
                <text:p>873.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840</text:p>
              </table:table-cell>
              <table:table-cell office:value-type="float" office:value="873.9">
                <text:p>873.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41</text:p>
              </table:table-cell>
              <table:table-cell office:value-type="float" office:value="874.69">
                <text:p>874.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842</text:p>
              </table:table-cell>
              <table:table-cell office:value-type="float" office:value="875.49">
                <text:p>875.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43</text:p>
              </table:table-cell>
              <table:table-cell office:value-type="float" office:value="876.28">
                <text:p>876.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844</text:p>
              </table:table-cell>
              <table:table-cell office:value-type="float" office:value="877.08">
                <text:p>877.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845</text:p>
              </table:table-cell>
              <table:table-cell office:value-type="float" office:value="877.88">
                <text:p>877.8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46</text:p>
              </table:table-cell>
              <table:table-cell office:value-type="float" office:value="878.67">
                <text:p>878.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47</text:p>
              </table:table-cell>
              <table:table-cell office:value-type="float" office:value="879.47">
                <text:p>879.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48</text:p>
              </table:table-cell>
              <table:table-cell office:value-type="float" office:value="880.26">
                <text:p>880.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49</text:p>
              </table:table-cell>
              <table:table-cell office:value-type="float" office:value="881.06">
                <text:p>881.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50</text:p>
              </table:table-cell>
              <table:table-cell office:value-type="float" office:value="881.85">
                <text:p>881.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851</text:p>
              </table:table-cell>
              <table:table-cell office:value-type="float" office:value="882.65">
                <text:p>882.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52</text:p>
              </table:table-cell>
              <table:table-cell office:value-type="float" office:value="883.44">
                <text:p>883.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53</text:p>
              </table:table-cell>
              <table:table-cell office:value-type="float" office:value="884.24">
                <text:p>884.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54</text:p>
              </table:table-cell>
              <table:table-cell office:value-type="float" office:value="885.03">
                <text:p>885.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55</text:p>
              </table:table-cell>
              <table:table-cell office:value-type="float" office:value="885.83">
                <text:p>885.8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56</text:p>
              </table:table-cell>
              <table:table-cell office:value-type="float" office:value="886.62">
                <text:p>886.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857</text:p>
              </table:table-cell>
              <table:table-cell office:value-type="float" office:value="887.42">
                <text:p>887.4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58</text:p>
              </table:table-cell>
              <table:table-cell office:value-type="float" office:value="888.21">
                <text:p>888.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859</text:p>
              </table:table-cell>
              <table:table-cell office:value-type="float" office:value="889">
                <text:p>8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60</text:p>
              </table:table-cell>
              <table:table-cell office:value-type="float" office:value="889.8">
                <text:p>889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61</text:p>
              </table:table-cell>
              <table:table-cell office:value-type="float" office:value="890.59">
                <text:p>890.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62</text:p>
              </table:table-cell>
              <table:table-cell office:value-type="float" office:value="891.39">
                <text:p>891.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63</text:p>
              </table:table-cell>
              <table:table-cell office:value-type="float" office:value="892.18">
                <text:p>892.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64</text:p>
              </table:table-cell>
              <table:table-cell office:value-type="float" office:value="892.97">
                <text:p>892.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65</text:p>
              </table:table-cell>
              <table:table-cell office:value-type="float" office:value="893.77">
                <text:p>893.7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66</text:p>
              </table:table-cell>
              <table:table-cell office:value-type="float" office:value="894.56">
                <text:p>894.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867</text:p>
              </table:table-cell>
              <table:table-cell office:value-type="float" office:value="895.36">
                <text:p>895.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868</text:p>
              </table:table-cell>
              <table:table-cell office:value-type="float" office:value="896.15">
                <text:p>896.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869</text:p>
              </table:table-cell>
              <table:table-cell office:value-type="float" office:value="896.94">
                <text:p>896.9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70</text:p>
              </table:table-cell>
              <table:table-cell office:value-type="float" office:value="897.74">
                <text:p>897.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71</text:p>
              </table:table-cell>
              <table:table-cell office:value-type="float" office:value="898.53">
                <text:p>898.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72</text:p>
              </table:table-cell>
              <table:table-cell office:value-type="float" office:value="899.32">
                <text:p>899.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73</text:p>
              </table:table-cell>
              <table:table-cell office:value-type="float" office:value="900.11">
                <text:p>900.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74</text:p>
              </table:table-cell>
              <table:table-cell office:value-type="float" office:value="900.91">
                <text:p>900.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75</text:p>
              </table:table-cell>
              <table:table-cell office:value-type="float" office:value="901.7">
                <text:p>901.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76</text:p>
              </table:table-cell>
              <table:table-cell office:value-type="float" office:value="902.49">
                <text:p>902.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77</text:p>
              </table:table-cell>
              <table:table-cell office:value-type="float" office:value="903.28">
                <text:p>903.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78</text:p>
              </table:table-cell>
              <table:table-cell office:value-type="float" office:value="904.08">
                <text:p>904.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79</text:p>
              </table:table-cell>
              <table:table-cell office:value-type="float" office:value="904.87">
                <text:p>904.8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80</text:p>
              </table:table-cell>
              <table:table-cell office:value-type="float" office:value="905.66">
                <text:p>905.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81</text:p>
              </table:table-cell>
              <table:table-cell office:value-type="float" office:value="906.45">
                <text:p>906.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82</text:p>
              </table:table-cell>
              <table:table-cell office:value-type="float" office:value="907.24">
                <text:p>907.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83</text:p>
              </table:table-cell>
              <table:table-cell office:value-type="float" office:value="908.04">
                <text:p>908.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84</text:p>
              </table:table-cell>
              <table:table-cell office:value-type="float" office:value="908.83">
                <text:p>908.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885</text:p>
              </table:table-cell>
              <table:table-cell office:value-type="float" office:value="909.62">
                <text:p>909.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886</text:p>
              </table:table-cell>
              <table:table-cell office:value-type="float" office:value="910.41">
                <text:p>910.4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887</text:p>
              </table:table-cell>
              <table:table-cell office:value-type="float" office:value="911.2">
                <text:p>911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888</text:p>
              </table:table-cell>
              <table:table-cell office:value-type="float" office:value="911.99">
                <text:p>911.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89</text:p>
              </table:table-cell>
              <table:table-cell office:value-type="float" office:value="912.78">
                <text:p>912.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890</text:p>
              </table:table-cell>
              <table:table-cell office:value-type="float" office:value="913.57">
                <text:p>913.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91</text:p>
              </table:table-cell>
              <table:table-cell office:value-type="float" office:value="914.37">
                <text:p>914.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892</text:p>
              </table:table-cell>
              <table:table-cell office:value-type="float" office:value="915.16">
                <text:p>915.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893</text:p>
              </table:table-cell>
              <table:table-cell office:value-type="float" office:value="915.95">
                <text:p>915.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94</text:p>
              </table:table-cell>
              <table:table-cell office:value-type="float" office:value="916.74">
                <text:p>916.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95</text:p>
              </table:table-cell>
              <table:table-cell office:value-type="float" office:value="917.53">
                <text:p>917.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96</text:p>
              </table:table-cell>
              <table:table-cell office:value-type="float" office:value="918.32">
                <text:p>918.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897</text:p>
              </table:table-cell>
              <table:table-cell office:value-type="float" office:value="919.11">
                <text:p>919.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898</text:p>
              </table:table-cell>
              <table:table-cell office:value-type="float" office:value="919.9">
                <text:p>919.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899</text:p>
              </table:table-cell>
              <table:table-cell office:value-type="float" office:value="920.69">
                <text:p>920.6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00</text:p>
              </table:table-cell>
              <table:table-cell office:value-type="float" office:value="921.48">
                <text:p>921.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01</text:p>
              </table:table-cell>
              <table:table-cell office:value-type="float" office:value="922.27">
                <text:p>922.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02</text:p>
              </table:table-cell>
              <table:table-cell office:value-type="float" office:value="923.06">
                <text:p>923.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03</text:p>
              </table:table-cell>
              <table:table-cell office:value-type="float" office:value="923.85">
                <text:p>923.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04</text:p>
              </table:table-cell>
              <table:table-cell office:value-type="float" office:value="924.64">
                <text:p>924.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05</text:p>
              </table:table-cell>
              <table:table-cell office:value-type="float" office:value="925.43">
                <text:p>925.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06</text:p>
              </table:table-cell>
              <table:table-cell office:value-type="float" office:value="926.21">
                <text:p>926.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07</text:p>
              </table:table-cell>
              <table:table-cell office:value-type="float" office:value="927">
                <text:p>9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08</text:p>
              </table:table-cell>
              <table:table-cell office:value-type="float" office:value="927.79">
                <text:p>927.7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09</text:p>
              </table:table-cell>
              <table:table-cell office:value-type="float" office:value="928.58">
                <text:p>928.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10</text:p>
              </table:table-cell>
              <table:table-cell office:value-type="float" office:value="929.37">
                <text:p>929.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11</text:p>
              </table:table-cell>
              <table:table-cell office:value-type="float" office:value="930.16">
                <text:p>930.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12</text:p>
              </table:table-cell>
              <table:table-cell office:value-type="float" office:value="930.95">
                <text:p>930.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13</text:p>
              </table:table-cell>
              <table:table-cell office:value-type="float" office:value="931.74">
                <text:p>931.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14</text:p>
              </table:table-cell>
              <table:table-cell office:value-type="float" office:value="932.52">
                <text:p>932.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15</text:p>
              </table:table-cell>
              <table:table-cell office:value-type="float" office:value="933.31">
                <text:p>933.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16</text:p>
              </table:table-cell>
              <table:table-cell office:value-type="float" office:value="934.1">
                <text:p>934.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17</text:p>
              </table:table-cell>
              <table:table-cell office:value-type="float" office:value="934.89">
                <text:p>934.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18</text:p>
              </table:table-cell>
              <table:table-cell office:value-type="float" office:value="935.68">
                <text:p>935.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19</text:p>
              </table:table-cell>
              <table:table-cell office:value-type="float" office:value="936.46">
                <text:p>936.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20</text:p>
              </table:table-cell>
              <table:table-cell office:value-type="float" office:value="937.25">
                <text:p>937.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21</text:p>
              </table:table-cell>
              <table:table-cell office:value-type="float" office:value="938.04">
                <text:p>938.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922</text:p>
              </table:table-cell>
              <table:table-cell office:value-type="float" office:value="938.83">
                <text:p>938.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23</text:p>
              </table:table-cell>
              <table:table-cell office:value-type="float" office:value="939.61">
                <text:p>939.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24</text:p>
              </table:table-cell>
              <table:table-cell office:value-type="float" office:value="940.4">
                <text:p>940.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25</text:p>
              </table:table-cell>
              <table:table-cell office:value-type="float" office:value="941.19">
                <text:p>941.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926</text:p>
              </table:table-cell>
              <table:table-cell office:value-type="float" office:value="941.97">
                <text:p>941.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27</text:p>
              </table:table-cell>
              <table:table-cell office:value-type="float" office:value="942.76">
                <text:p>942.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28</text:p>
              </table:table-cell>
              <table:table-cell office:value-type="float" office:value="943.55">
                <text:p>943.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29</text:p>
              </table:table-cell>
              <table:table-cell office:value-type="float" office:value="944.33">
                <text:p>944.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30</text:p>
              </table:table-cell>
              <table:table-cell office:value-type="float" office:value="945.12">
                <text:p>945.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31</text:p>
              </table:table-cell>
              <table:table-cell office:value-type="float" office:value="945.91">
                <text:p>945.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932</text:p>
              </table:table-cell>
              <table:table-cell office:value-type="float" office:value="946.69">
                <text:p>946.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33</text:p>
              </table:table-cell>
              <table:table-cell office:value-type="float" office:value="947.48">
                <text:p>947.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34</text:p>
              </table:table-cell>
              <table:table-cell office:value-type="float" office:value="948.26">
                <text:p>948.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935</text:p>
              </table:table-cell>
              <table:table-cell office:value-type="float" office:value="949.05">
                <text:p>949.0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36</text:p>
              </table:table-cell>
              <table:table-cell office:value-type="float" office:value="949.84">
                <text:p>949.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37</text:p>
              </table:table-cell>
              <table:table-cell office:value-type="float" office:value="950.62">
                <text:p>950.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938</text:p>
              </table:table-cell>
              <table:table-cell office:value-type="float" office:value="951.41">
                <text:p>951.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39</text:p>
              </table:table-cell>
              <table:table-cell office:value-type="float" office:value="952.19">
                <text:p>952.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40</text:p>
              </table:table-cell>
              <table:table-cell office:value-type="float" office:value="952.98">
                <text:p>952.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41</text:p>
              </table:table-cell>
              <table:table-cell office:value-type="float" office:value="953.76">
                <text:p>953.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42</text:p>
              </table:table-cell>
              <table:table-cell office:value-type="float" office:value="954.55">
                <text:p>954.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43</text:p>
              </table:table-cell>
              <table:table-cell office:value-type="float" office:value="955.33">
                <text:p>955.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Row 944</text:p>
              </table:table-cell>
              <table:table-cell office:value-type="float" office:value="956.12">
                <text:p>956.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45</text:p>
              </table:table-cell>
              <table:table-cell office:value-type="float" office:value="956.9">
                <text:p>956.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46</text:p>
              </table:table-cell>
              <table:table-cell office:value-type="float" office:value="957.69">
                <text:p>957.6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47</text:p>
              </table:table-cell>
              <table:table-cell office:value-type="float" office:value="958.47">
                <text:p>958.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48</text:p>
              </table:table-cell>
              <table:table-cell office:value-type="float" office:value="959.26">
                <text:p>959.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49</text:p>
              </table:table-cell>
              <table:table-cell office:value-type="float" office:value="960.04">
                <text:p>960.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50</text:p>
              </table:table-cell>
              <table:table-cell office:value-type="float" office:value="960.82">
                <text:p>960.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51</text:p>
              </table:table-cell>
              <table:table-cell office:value-type="float" office:value="961.61">
                <text:p>961.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52</text:p>
              </table:table-cell>
              <table:table-cell office:value-type="float" office:value="962.39">
                <text:p>962.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53</text:p>
              </table:table-cell>
              <table:table-cell office:value-type="float" office:value="963.18">
                <text:p>963.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54</text:p>
              </table:table-cell>
              <table:table-cell office:value-type="float" office:value="963.96">
                <text:p>963.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55</text:p>
              </table:table-cell>
              <table:table-cell office:value-type="float" office:value="964.74">
                <text:p>964.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56</text:p>
              </table:table-cell>
              <table:table-cell office:value-type="float" office:value="965.53">
                <text:p>965.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57</text:p>
              </table:table-cell>
              <table:table-cell office:value-type="float" office:value="966.31">
                <text:p>966.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58</text:p>
              </table:table-cell>
              <table:table-cell office:value-type="float" office:value="967.09">
                <text:p>967.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959</text:p>
              </table:table-cell>
              <table:table-cell office:value-type="float" office:value="967.88">
                <text:p>967.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960</text:p>
              </table:table-cell>
              <table:table-cell office:value-type="float" office:value="968.66">
                <text:p>968.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61</text:p>
              </table:table-cell>
              <table:table-cell office:value-type="float" office:value="969.44">
                <text:p>969.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62</text:p>
              </table:table-cell>
              <table:table-cell office:value-type="float" office:value="970.22">
                <text:p>970.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963</text:p>
              </table:table-cell>
              <table:table-cell office:value-type="float" office:value="971.01">
                <text:p>971.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64</text:p>
              </table:table-cell>
              <table:table-cell office:value-type="float" office:value="971.79">
                <text:p>971.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65</text:p>
              </table:table-cell>
              <table:table-cell office:value-type="float" office:value="972.57">
                <text:p>972.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966</text:p>
              </table:table-cell>
              <table:table-cell office:value-type="float" office:value="973.35">
                <text:p>973.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67</text:p>
              </table:table-cell>
              <table:table-cell office:value-type="float" office:value="974.13">
                <text:p>974.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68</text:p>
              </table:table-cell>
              <table:table-cell office:value-type="float" office:value="974.92">
                <text:p>974.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69</text:p>
              </table:table-cell>
              <table:table-cell office:value-type="float" office:value="975.7">
                <text:p>975.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70</text:p>
              </table:table-cell>
              <table:table-cell office:value-type="float" office:value="976.48">
                <text:p>976.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971</text:p>
              </table:table-cell>
              <table:table-cell office:value-type="float" office:value="977.26">
                <text:p>977.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72</text:p>
              </table:table-cell>
              <table:table-cell office:value-type="float" office:value="978.04">
                <text:p>978.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73</text:p>
              </table:table-cell>
              <table:table-cell office:value-type="float" office:value="978.82">
                <text:p>978.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74</text:p>
              </table:table-cell>
              <table:table-cell office:value-type="float" office:value="979.61">
                <text:p>979.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75</text:p>
              </table:table-cell>
              <table:table-cell office:value-type="float" office:value="980.39">
                <text:p>980.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76</text:p>
              </table:table-cell>
              <table:table-cell office:value-type="float" office:value="981.17">
                <text:p>981.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77</text:p>
              </table:table-cell>
              <table:table-cell office:value-type="float" office:value="981.95">
                <text:p>981.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78</text:p>
              </table:table-cell>
              <table:table-cell office:value-type="float" office:value="982.73">
                <text:p>982.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79</text:p>
              </table:table-cell>
              <table:table-cell office:value-type="float" office:value="983.51">
                <text:p>983.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80</text:p>
              </table:table-cell>
              <table:table-cell office:value-type="float" office:value="984.29">
                <text:p>984.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81</text:p>
              </table:table-cell>
              <table:table-cell office:value-type="float" office:value="985.07">
                <text:p>985.0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82</text:p>
              </table:table-cell>
              <table:table-cell office:value-type="float" office:value="985.85">
                <text:p>985.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983</text:p>
              </table:table-cell>
              <table:table-cell office:value-type="float" office:value="986.63">
                <text:p>986.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84</text:p>
              </table:table-cell>
              <table:table-cell office:value-type="float" office:value="987.41">
                <text:p>987.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85</text:p>
              </table:table-cell>
              <table:table-cell office:value-type="float" office:value="988.19">
                <text:p>988.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86</text:p>
              </table:table-cell>
              <table:table-cell office:value-type="float" office:value="988.97">
                <text:p>988.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87</text:p>
              </table:table-cell>
              <table:table-cell office:value-type="float" office:value="989.75">
                <text:p>989.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88</text:p>
              </table:table-cell>
              <table:table-cell office:value-type="float" office:value="990.53">
                <text:p>990.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89</text:p>
              </table:table-cell>
              <table:table-cell office:value-type="float" office:value="991.31">
                <text:p>991.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90</text:p>
              </table:table-cell>
              <table:table-cell office:value-type="float" office:value="992.09">
                <text:p>992.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91</text:p>
              </table:table-cell>
              <table:table-cell office:value-type="float" office:value="992.87">
                <text:p>992.8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92</text:p>
              </table:table-cell>
              <table:table-cell office:value-type="float" office:value="993.65">
                <text:p>993.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93</text:p>
              </table:table-cell>
              <table:table-cell office:value-type="float" office:value="994.42">
                <text:p>994.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994</text:p>
              </table:table-cell>
              <table:table-cell office:value-type="float" office:value="995.2">
                <text:p>995.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95</text:p>
              </table:table-cell>
              <table:table-cell office:value-type="float" office:value="995.98">
                <text:p>995.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96</text:p>
              </table:table-cell>
              <table:table-cell office:value-type="float" office:value="996.76">
                <text:p>996.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997</text:p>
              </table:table-cell>
              <table:table-cell office:value-type="float" office:value="997.54">
                <text:p>997.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998</text:p>
              </table:table-cell>
              <table:table-cell office:value-type="float" office:value="998.32">
                <text:p>998.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999</text:p>
              </table:table-cell>
              <table:table-cell office:value-type="float" office:value="999.09">
                <text:p>999.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1000</text:p>
              </table:table-cell>
              <table:table-cell office:value-type="float" office:value="999.87">
                <text:p>999.8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ow 1001</text:p>
              </table:table-cell>
              <table:table-cell office:value-type="float" office:value="1000.65">
                <text:p>1000.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1002</text:p>
              </table:table-cell>
              <table:table-cell office:value-type="float" office:value="1001.43">
                <text:p>1001.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1003</text:p>
              </table:table-cell>
              <table:table-cell office:value-type="float" office:value="1002.21">
                <text:p>1002.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004</text:p>
              </table:table-cell>
              <table:table-cell office:value-type="float" office:value="1002.98">
                <text:p>1002.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1005</text:p>
              </table:table-cell>
              <table:table-cell office:value-type="float" office:value="1003.76">
                <text:p>1003.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ow 1006</text:p>
              </table:table-cell>
              <table:table-cell office:value-type="float" office:value="1004.54">
                <text:p>1004.5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1007</text:p>
              </table:table-cell>
              <table:table-cell office:value-type="float" office:value="1005.31">
                <text:p>1005.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1008</text:p>
              </table:table-cell>
              <table:table-cell office:value-type="float" office:value="1006.09">
                <text:p>1006.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009</text:p>
              </table:table-cell>
              <table:table-cell office:value-type="float" office:value="1006.87">
                <text:p>1006.8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010</text:p>
              </table:table-cell>
              <table:table-cell office:value-type="float" office:value="1007.64">
                <text:p>1007.6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ow 1011</text:p>
              </table:table-cell>
              <table:table-cell office:value-type="float" office:value="1008.42">
                <text:p>1008.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1012</text:p>
              </table:table-cell>
              <table:table-cell office:value-type="float" office:value="1009.2">
                <text:p>1009.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1013</text:p>
              </table:table-cell>
              <table:table-cell office:value-type="float" office:value="1009.97">
                <text:p>1009.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014</text:p>
              </table:table-cell>
              <table:table-cell office:value-type="float" office:value="1010.75">
                <text:p>1010.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1015</text:p>
              </table:table-cell>
              <table:table-cell office:value-type="float" office:value="1011.53">
                <text:p>1011.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ow 1016</text:p>
              </table:table-cell>
              <table:table-cell office:value-type="float" office:value="1012.3">
                <text:p>1012.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w 1017</text:p>
              </table:table-cell>
              <table:table-cell office:value-type="float" office:value="1013.08">
                <text:p>1013.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Row 1018</text:p>
              </table:table-cell>
              <table:table-cell office:value-type="float" office:value="1013.85">
                <text:p>1013.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019</text:p>
              </table:table-cell>
              <table:table-cell office:value-type="float" office:value="1014.63">
                <text:p>1014.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020</text:p>
              </table:table-cell>
              <table:table-cell office:value-type="float" office:value="1015.4">
                <text:p>1015.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Row 1021</text:p>
              </table:table-cell>
              <table:table-cell office:value-type="float" office:value="1016.18">
                <text:p>1016.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022</text:p>
              </table:table-cell>
              <table:table-cell office:value-type="float" office:value="1016.95">
                <text:p>1016.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023</text:p>
              </table:table-cell>
              <table:table-cell office:value-type="float" office:value="1017.73">
                <text:p>1017.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024</text:p>
              </table:table-cell>
              <table:table-cell office:value-type="float" office:value="1018.5">
                <text:p>1018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1025</text:p>
              </table:table-cell>
              <table:table-cell office:value-type="float" office:value="1019.28">
                <text:p>1019.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026</text:p>
              </table:table-cell>
              <table:table-cell office:value-type="float" office:value="1020.05">
                <text:p>1020.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027</text:p>
              </table:table-cell>
              <table:table-cell office:value-type="float" office:value="1020.83">
                <text:p>1020.83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